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96" style:family="graphic" style:parent-style-name="standard">
      <style:graphic-properties draw:stroke="none" draw:fill="none" fo:min-height="1.575cm"/>
    </style:style>
    <style:style style:name="gr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.183cm" fo:padding-top="0.139cm" fo:padding-bottom="0.139cm" fo:padding-left="0.264cm" fo:padding-right="0.264cm"/>
    </style:style>
    <style:style style:name="gr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cm" fo:padding-top="0.139cm" fo:padding-bottom="0.139cm" fo:padding-left="0.264cm" fo:padding-right="0.264cm"/>
    </style:style>
    <style:style style:name="gr99" style:family="graphic" style:parent-style-name="objectwithoutfill">
      <style:graphic-properties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0.882cm" fo:min-width="1.45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1cm" fo:padding-top="0.139cm" fo:padding-bottom="0.139cm" fo:padding-left="0.264cm" fo:padding-right="0.264cm"/>
    </style:style>
    <style:style style:name="gr10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3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5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106" style:family="graphic" style:parent-style-name="objectwithoutfill">
      <style:graphic-properties draw:stroke="dash" draw:stroke-dash="_32__20_Dots_20_1_20_Dash" svg:stroke-color="#0000ff" draw:marker-end="Arrow" draw:marker-end-width="0.3cm" draw:fill="none" draw:textarea-vertical-align="middle"/>
    </style:style>
    <style:style style:name="gr10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08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objectwithoutfill">
      <style:graphic-properties svg:stroke-width="0.081cm" svg:stroke-color="#ff950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0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112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3" style:family="graphic" style:parent-style-name="objectwithoutfill">
      <style:graphic-properties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4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16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18" style:family="graphic" style:parent-style-name="objectwithoutfill">
      <style:graphic-properties draw:stroke="dash" draw:stroke-dash="_32__20_Dots_20_1_20_Dash" svg:stroke-color="#008000" draw:marker-end="Arrow" draw:marker-end-width="0.3cm" draw:fill="none" draw:textarea-vertical-align="middle"/>
    </style:style>
    <style:style style:name="gr119" style:family="graphic" style:parent-style-name="objectwithoutfill">
      <style:graphic-properties draw:stroke="dash" draw:stroke-dash="_32__20_Dots_20_1_20_Dash" svg:stroke-color="#00ff00" draw:marker-end="Arrow" draw:marker-end-width="0.3cm" draw:fill="none" draw:textarea-vertical-align="middle"/>
    </style:style>
    <style:style style:name="gr120" style:family="graphic" style:parent-style-name="objectwithoutfill">
      <style:graphic-properties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8cm" fo:min-width="2.632cm" fo:padding-top="0.139cm" fo:padding-bottom="0.139cm" fo:padding-left="0.264cm" fo:padding-right="0.264cm"/>
    </style:style>
    <style:style style:name="gr1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85cm" fo:min-width="2.632cm" fo:padding-top="0.139cm" fo:padding-bottom="0.139cm" fo:padding-left="0.264cm" fo:padding-right="0.264cm"/>
    </style:style>
    <style:style style:name="gr12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2cm" fo:min-width="2.631cm" fo:padding-top="0.139cm" fo:padding-bottom="0.139cm" fo:padding-left="0.264cm" fo:padding-right="0.264cm"/>
    </style:style>
    <style:style style:name="gr12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84cm" fo:min-width="2.632cm" fo:padding-top="0.139cm" fo:padding-bottom="0.139cm" fo:padding-left="0.264cm" fo:padding-right="0.264cm"/>
    </style:style>
    <style:style style:name="gr125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45cm" fo:min-width="2.86cm" fo:padding-top="0.139cm" fo:padding-bottom="0.139cm" fo:padding-left="0.264cm" fo:padding-right="0.264cm"/>
    </style:style>
    <style:style style:name="gr1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68cm" fo:min-width="2.632cm" fo:padding-top="0.139cm" fo:padding-bottom="0.139cm" fo:padding-left="0.264cm" fo:padding-right="0.264cm"/>
    </style:style>
    <style:style style:name="gr12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846cm" fo:min-width="3.672cm" fo:padding-top="0.139cm" fo:padding-bottom="0.139cm" fo:padding-left="0.264cm" fo:padding-right="0.264cm"/>
    </style:style>
    <style:style style:name="gr129" style:family="graphic" style:parent-style-name="objectwithoutfill">
      <style:graphic-properties svg:stroke-width="0.212cm" svg:stroke-color="#00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30" style:family="graphic" style:parent-style-name="objectwithoutfill">
      <style:graphic-properties svg:stroke-width="0.074cm" svg:stroke-color="#ff0000" draw:marker-start-width="0.31cm" draw:marker-end="Arrow" draw:marker-end-width="0.41cm" draw:fill="none" draw:textarea-vertical-align="middle" fo:padding-top="0.161cm" fo:padding-bottom="0.161cm" fo:padding-left="0.286cm" fo:padding-right="0.286cm"/>
    </style:style>
    <style:style style:name="gr131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30%" draw:fill="none" draw:textarea-vertical-align="middle" fo:padding-top="0.134cm" fo:padding-bottom="0.134cm" fo:padding-left="0.259cm" fo:padding-right="0.259cm"/>
    </style:style>
    <style:style style:name="gr132" style:family="graphic" style:parent-style-name="objectwithoutfill">
      <style:graphic-properties draw:stroke="solid" draw:stroke-dash="_32__20_Dots_20_1_20_Dash" svg:stroke-width="0.064cm" svg:stroke-color="#000000" draw:marker-start-width="0.295cm" draw:marker-end="Arrow" draw:marker-end-width="0.395cm" svg:stroke-opacity="30%" draw:fill="none" draw:textarea-vertical-align="middle" fo:padding-top="0.156cm" fo:padding-bottom="0.156cm" fo:padding-left="0.281cm" fo:padding-right="0.281cm"/>
    </style:style>
    <style:style style:name="gr133" style:family="graphic" style:parent-style-name="objectwithoutfill">
      <style:graphic-properties svg:stroke-width="0.078cm" svg:stroke-color="#ff0000" draw:marker-start-width="0.317cm" draw:marker-end="Arrow" draw:marker-end-width="0.417cm" draw:fill="none" draw:textarea-vertical-align="middle" fo:padding-top="0.164cm" fo:padding-bottom="0.164cm" fo:padding-left="0.289cm" fo:padding-right="0.289cm"/>
    </style:style>
    <style:style style:name="gr134" style:family="graphic" style:parent-style-name="objectwithoutfill">
      <style:graphic-properties draw:stroke="solid" draw:stroke-dash="_32__20_Dots_20_1_20_Dash" svg:stroke-width="0.06cm" svg:stroke-color="#000000" draw:marker-start-width="0.289cm" draw:marker-end="Arrow" draw:marker-end-width="0.389cm" svg:stroke-opacity="30%" draw:fill="none" draw:textarea-vertical-align="middle" fo:padding-top="0.154cm" fo:padding-bottom="0.154cm" fo:padding-left="0.279cm" fo:padding-right="0.279cm"/>
    </style:style>
    <style:style style:name="gr135" style:family="graphic" style:parent-style-name="objectwithoutfill">
      <style:graphic-properties draw:stroke="solid" draw:stroke-dash="_32__20_Dots_20_1_20_Dash" svg:stroke-width="0.035cm" svg:stroke-color="#ff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36" style:family="graphic" style:parent-style-name="objectwithoutfill">
      <style:graphic-properties draw:stroke="solid" draw:stroke-dash="_32__20_Dots_20_1_20_Dash" svg:stroke-width="0.018cm" svg:stroke-color="#ff0000" draw:marker-start-width="0.227cm" draw:marker-end="Arrow" draw:marker-end-width="0.327cm" svg:stroke-opacity="30%" draw:fill="none" draw:textarea-vertical-align="middle" fo:padding-top="0.134cm" fo:padding-bottom="0.134cm" fo:padding-left="0.259cm" fo:padding-right="0.259cm"/>
    </style:style>
    <style:style style:name="gr137" style:family="graphic" style:parent-style-name="objectwithoutfill">
      <style:graphic-properties draw:stroke="solid" draw:stroke-dash="_32__20_Dots_20_1_20_Dash" svg:stroke-width="0.071cm" svg:stroke-color="#000000" draw:marker-start-width="0.306cm" draw:marker-end="Arrow" draw:marker-end-width="0.406cm" svg:stroke-opacity="30%" draw:fill="none" draw:textarea-vertical-align="middle" fo:padding-top="0.16cm" fo:padding-bottom="0.16cm" fo:padding-left="0.285cm" fo:padding-right="0.285cm"/>
    </style:style>
    <style:style style:name="gr138" style:family="graphic" style:parent-style-name="objectwithoutfill">
      <style:graphic-properties svg:stroke-width="0.074cm" svg:stroke-color="#000000" draw:marker-start-width="0.311cm" draw:marker-end="Arrow" draw:marker-end-width="0.411cm" draw:fill="none" draw:textarea-vertical-align="middle" fo:padding-top="0.162cm" fo:padding-bottom="0.162cm" fo:padding-left="0.287cm" fo:padding-right="0.287cm"/>
    </style:style>
    <style:style style:name="gr139" style:family="graphic" style:parent-style-name="objectwithoutfill">
      <style:graphic-properties draw:stroke="solid" draw:stroke-dash="_32__20_Dots_20_1_20_Dash" svg:stroke-width="0.064cm" svg:stroke-color="#ff0000" draw:marker-start-width="0.295cm" draw:marker-end="Arrow" draw:marker-end-width="0.395cm" svg:stroke-opacity="30%" draw:fill="none" draw:textarea-vertical-align="middle" fo:padding-top="0.156cm" fo:padding-bottom="0.156cm" fo:padding-left="0.281cm" fo:padding-right="0.281cm"/>
    </style:style>
    <style:style style:name="gr1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39cm" fo:min-width="2.631cm" fo:padding-top="0.139cm" fo:padding-bottom="0.139cm" fo:padding-left="0.264cm" fo:padding-right="0.264cm" draw:shadow="hidden" draw:shadow-offset-x="0.2cm" draw:shadow-offset-y="0.2cm" draw:shadow-color="#808080"/>
    </style:style>
    <style:style style:name="gr141" style:family="graphic" style:parent-style-name="objectwithoutfill">
      <style:graphic-properties svg:stroke-width="0.085cm" svg:stroke-color="#ff0000" draw:marker-start-width="0.327cm" draw:marker-end="Arrow" draw:marker-end-width="0.427cm" draw:fill="none" draw:textarea-vertical-align="middle" fo:padding-top="0.167cm" fo:padding-bottom="0.167cm" fo:padding-left="0.292cm" fo:padding-right="0.292cm"/>
    </style:style>
    <style:style style:name="gr142" style:family="graphic" style:parent-style-name="objectwithoutfill">
      <style:graphic-properties svg:stroke-width="0.131cm" svg:stroke-color="#000000" draw:marker-start-width="0.395cm" draw:marker-end="Arrow" draw:marker-end-width="0.495cm" draw:fill="none" draw:textarea-vertical-align="middle" fo:padding-top="0.189cm" fo:padding-bottom="0.189cm" fo:padding-left="0.314cm" fo:padding-right="0.314cm"/>
    </style:style>
    <style:style style:name="gr143" style:family="graphic" style:parent-style-name="objectwithoutfill">
      <style:graphic-properties svg:stroke-width="0.134cm" svg:stroke-color="#ff0000" draw:marker-start-width="0.4cm" draw:marker-end="Arrow" draw:marker-end-width="0.5cm" draw:fill="none" draw:textarea-vertical-align="middle" fo:padding-top="0.191cm" fo:padding-bottom="0.191cm" fo:padding-left="0.316cm" fo:padding-right="0.316cm"/>
    </style:style>
    <style:style style:name="gr144" style:family="graphic" style:parent-style-name="objectwithoutfill">
      <style:graphic-properties svg:stroke-width="0.191cm" svg:stroke-color="#000000" draw:marker-start-width="0.485cm" draw:marker-end="Arrow" draw:marker-end-width="0.585cm" draw:fill="none" draw:textarea-vertical-align="middle" fo:padding-top="0.219cm" fo:padding-bottom="0.219cm" fo:padding-left="0.344cm" fo:padding-right="0.344cm"/>
    </style:style>
    <style:style style:name="gr145" style:family="graphic" style:parent-style-name="objectwithoutfill">
      <style:graphic-properties draw:stroke="solid" draw:stroke-dash="_32__20_Dots_20_1_20_Dash" svg:stroke-width="0.035cm" svg:stroke-color="#00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4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45cm" fo:min-width="2.632cm" fo:padding-top="0.139cm" fo:padding-bottom="0.139cm" fo:padding-left="0.264cm" fo:padding-right="0.264cm"/>
    </style:style>
    <style:style style:name="gr14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32cm" fo:min-width="2.632cm" fo:padding-top="0.139cm" fo:padding-bottom="0.139cm" fo:padding-left="0.264cm" fo:padding-right="0.264cm"/>
    </style:style>
    <style:style style:name="gr148" style:family="graphic" style:parent-style-name="objectwithoutfill">
      <style:graphic-properties svg:stroke-width="0.162cm" svg:stroke-color="#000000" draw:marker-start-width="0.441cm" draw:marker-end="Arrow" draw:marker-end-width="0.541cm" draw:fill="none" draw:textarea-vertical-align="middle" fo:padding-top="0.204cm" fo:padding-bottom="0.204cm" fo:padding-left="0.329cm" fo:padding-right="0.329cm"/>
    </style:style>
    <style:style style:name="gr14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2.632cm" fo:padding-top="0.139cm" fo:padding-bottom="0.139cm" fo:padding-left="0.264cm" fo:padding-right="0.264cm"/>
    </style:style>
    <style:style style:name="gr15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2cm" fo:min-width="2.632cm" fo:padding-top="0.139cm" fo:padding-bottom="0.139cm" fo:padding-left="0.264cm" fo:padding-right="0.264cm"/>
    </style:style>
    <style:style style:name="gr151" style:family="graphic" style:parent-style-name="objectwithoutfill">
      <style:graphic-properties draw:stroke="solid" draw:stroke-dash="_32__20_Dots_20_1_20_Dash" svg:stroke-color="#ff0000" draw:marker-end="Arrow" draw:marker-end-width="0.3cm" svg:stroke-opacity="30%" draw:fill="none" draw:textarea-vertical-align="middle"/>
    </style:style>
    <style:style style:name="gr152" style:family="graphic" style:parent-style-name="objectwithoutfill">
      <style:graphic-properties svg:stroke-width="0.247cm" svg:stroke-color="#000000" draw:marker-start-width="0.57cm" draw:marker-end="Arrow" draw:marker-end-width="0.67cm" draw:fill="none" draw:textarea-vertical-align="middle" fo:padding-top="0.248cm" fo:padding-bottom="0.248cm" fo:padding-left="0.373cm" fo:padding-right="0.373cm"/>
    </style:style>
    <style:style style:name="gr153" style:family="graphic" style:parent-style-name="objectwithoutfill">
      <style:graphic-properties draw:stroke="solid" draw:stroke-dash="_32__20_Dots_20_1_20_Dash" svg:stroke-color="#000000" draw:marker-end="Arrow" draw:marker-end-width="0.3cm" svg:stroke-opacity="30%" draw:fill="none" draw:textarea-vertical-align="middle"/>
    </style:style>
    <style:style style:name="gr154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56cm" fo:min-width="2.971cm" fo:padding-top="0.139cm" fo:padding-bottom="0.139cm" fo:padding-left="0.264cm" fo:padding-right="0.264cm" draw:shadow="hidden" draw:shadow-offset-x="0.2cm" draw:shadow-offset-y="0.2cm" draw:shadow-color="#808080"/>
    </style:style>
    <style:style style:name="gr155" style:family="graphic" style:parent-style-name="objectwithoutfill">
      <style:graphic-properties draw:stroke="solid" draw:stroke-dash="_32__20_Dots_20_1_20_Dash" svg:stroke-width="0.021cm" svg:stroke-color="#ff0000" draw:marker-start-width="0.231cm" draw:marker-end="Arrow" draw:marker-end-width="0.331cm" svg:stroke-opacity="30%" draw:fill="none" draw:textarea-vertical-align="middle" fo:padding-top="0.135cm" fo:padding-bottom="0.135cm" fo:padding-left="0.26cm" fo:padding-right="0.26cm"/>
    </style:style>
    <style:style style:name="gr156" style:family="graphic" style:parent-style-name="objectwithoutfill">
      <style:graphic-properties draw:stroke="solid" draw:stroke-dash="_32__20_Dots_20_1_20_Dash" svg:stroke-width="0.053cm" svg:stroke-color="#00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157" style:family="graphic" style:parent-style-name="objectwithoutfill">
      <style:graphic-properties draw:stroke="solid" draw:stroke-dash="_32__20_Dots_20_1_20_Dash" svg:stroke-width="0.039cm" svg:stroke-color="#ff0000" draw:marker-start-width="0.258cm" draw:marker-end="Arrow" draw:marker-end-width="0.358cm" svg:stroke-opacity="30%" draw:fill="none" draw:textarea-vertical-align="middle" fo:padding-top="0.144cm" fo:padding-bottom="0.144cm" fo:padding-left="0.269cm" fo:padding-right="0.269cm"/>
    </style:style>
    <style:style style:name="gr1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422cm" fo:min-width="2.831cm" fo:padding-top="0.139cm" fo:padding-bottom="0.139cm" fo:padding-left="0.264cm" fo:padding-right="0.264cm" draw:shadow="hidden" draw:shadow-offset-x="0.2cm" draw:shadow-offset-y="0.2cm" draw:shadow-color="#808080"/>
    </style:style>
    <style:style style:name="gr159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1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6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6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6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66" style:family="graphic" style:parent-style-name="standard">
      <style:graphic-properties draw:stroke="none" draw:fill="none" fo:min-height="0.788cm"/>
    </style:style>
    <style:style style:name="gr16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gr168" style:family="graphic" style:parent-style-name="objectwithoutfill">
      <style:graphic-properties svg:stroke-width="0.081cm" svg:stroke-color="#804c1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9" style:family="graphic" style:parent-style-name="objectwithoutfill">
      <style:graphic-properties draw:stroke="dash" draw:stroke-dash="_32__20_Dots_20_1_20_Dash" svg:stroke-color="#00ffff" draw:marker-end="Arrow" draw:marker-end-width="0.3cm" draw:fill="none" draw:textarea-vertical-align="middle"/>
    </style:style>
    <style:style style:name="gr170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72" style:family="graphic" style:parent-style-name="objectwithoutfill">
      <style:graphic-properties draw:stroke="solid"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3" style:family="graphic" style:parent-style-name="standard" style:list-style-name="L1">
      <style:graphic-properties draw:stroke="solid" draw:stroke-dash="Dashed_20__28_var_29__20_4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82cm" fo:min-width="1.834cm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objectwithoutfill">
      <style:graphic-properties svg:stroke-width="0.081cm" svg:stroke-color="#00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5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6" style:family="graphic" style:parent-style-name="objectwithoutfill">
      <style:graphic-properties svg:stroke-width="0.187cm" svg:stroke-color="#ff0000" draw:marker-start-width="0.479cm" draw:marker-end="Arrow" draw:marker-end-width="0.579cm" draw:fill="none" draw:textarea-vertical-align="middle" fo:padding-top="0.217cm" fo:padding-bottom="0.217cm" fo:padding-left="0.342cm" fo:padding-right="0.342cm"/>
    </style:style>
    <style:style style:name="gr177" style:family="graphic" style:parent-style-name="objectwithoutfill">
      <style:graphic-properties svg:stroke-width="0.138cm" svg:stroke-color="#000000" draw:marker-start-width="0.406cm" draw:marker-end="Arrow" draw:marker-end-width="0.506cm" draw:fill="none" draw:textarea-vertical-align="middle" fo:padding-top="0.193cm" fo:padding-bottom="0.193cm" fo:padding-left="0.318cm" fo:padding-right="0.318cm"/>
    </style:style>
    <style:style style:name="gr178" style:family="graphic" style:parent-style-name="objectwithoutfill">
      <style:graphic-properties svg:stroke-width="0.092cm" svg:stroke-color="#000000" draw:marker-start-width="0.337cm" draw:marker-end="Arrow" draw:marker-end-width="0.437cm" draw:fill="none" draw:textarea-vertical-align="middle" fo:padding-top="0.17cm" fo:padding-bottom="0.17cm" fo:padding-left="0.295cm" fo:padding-right="0.295cm"/>
    </style:style>
    <style:style style:name="gr17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180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81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82" style:family="graphic" style:parent-style-name="objectwithoutfill">
      <style:graphic-properties svg:stroke-width="0.353cm" svg:stroke-color="#ff0000" draw:marker-start-width="0.729cm" draw:marker-end="Arrow" draw:marker-end-width="0.829cm" draw:fill="none" draw:textarea-vertical-align="middle" fo:padding-top="0.301cm" fo:padding-bottom="0.301cm" fo:padding-left="0.426cm" fo:padding-right="0.426cm"/>
    </style:style>
    <style:style style:name="gr183" style:family="graphic" style:parent-style-name="objectwithoutfill">
      <style:graphic-properties svg:stroke-width="0.176cm" svg:stroke-color="#000000" draw:marker-start-width="0.463cm" draw:marker-end="Arrow" draw:marker-end-width="0.563cm" draw:fill="none" draw:textarea-vertical-align="middle" fo:padding-top="0.212cm" fo:padding-bottom="0.212cm" fo:padding-left="0.337cm" fo:padding-right="0.337cm"/>
    </style:style>
    <style:style style:name="gr184" style:family="graphic" style:parent-style-name="objectwithoutfill">
      <style:graphic-properties svg:stroke-width="0.127cm" svg:stroke-color="#000000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185" style:family="graphic" style:parent-style-name="objectwithoutfill">
      <style:graphic-properties draw:stroke="solid" svg:stroke-width="0.191cm" svg:stroke-color="#000000" draw:marker-start-width="0.485cm" draw:marker-end="Arrow" draw:marker-end-width="0.585cm" draw:fill="none" draw:textarea-vertical-align="middle" fo:padding-top="0.219cm" fo:padding-bottom="0.219cm" fo:padding-left="0.344cm" fo:padding-right="0.344cm"/>
    </style:style>
    <style:style style:name="gr186" style:family="graphic" style:parent-style-name="objectwithoutfill">
      <style:graphic-properties svg:stroke-width="0.318cm" svg:stroke-color="#000000" draw:marker-start-width="0.676cm" draw:marker-end="Arrow" draw:marker-end-width="0.776cm" draw:fill="none" draw:textarea-vertical-align="middle" fo:padding-top="0.283cm" fo:padding-bottom="0.283cm" fo:padding-left="0.408cm" fo:padding-right="0.408cm"/>
    </style:style>
    <style:style style:name="gr187" style:family="graphic" style:parent-style-name="objectwithoutfill">
      <style:graphic-properties svg:stroke-width="0.529cm" svg:stroke-color="#000000" draw:marker-start-width="0.993cm" draw:marker-end="Arrow" draw:marker-end-width="1.093cm" draw:fill="none" draw:textarea-vertical-align="middle" fo:padding-top="0.389cm" fo:padding-bottom="0.389cm" fo:padding-left="0.514cm" fo:padding-right="0.514cm"/>
    </style:style>
    <style:style style:name="gr188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89" style:family="graphic" style:parent-style-name="objectwithoutfill">
      <style:graphic-properties svg:stroke-width="0.198cm" svg:stroke-color="#000000" draw:marker-start-width="0.496cm" draw:marker-end="Arrow" draw:marker-end-width="0.596cm" draw:fill="none" draw:textarea-vertical-align="middle" fo:padding-top="0.223cm" fo:padding-bottom="0.223cm" fo:padding-left="0.348cm" fo:padding-right="0.348cm"/>
    </style:style>
    <style:style style:name="gr190" style:family="graphic" style:parent-style-name="objectwithoutfill">
      <style:graphic-properties draw:stroke="solid" svg:stroke-width="0.159cm" svg:stroke-color="#00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91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92" style:family="graphic" style:parent-style-name="objectwithoutfill">
      <style:graphic-properties svg:stroke-width="0.113cm" svg:stroke-color="#000000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193" style:family="graphic" style:parent-style-name="objectwithoutfill">
      <style:graphic-properties svg:stroke-width="0.141cm" svg:stroke-color="#ff0000" draw:marker-start-width="0.411cm" draw:marker-end="Arrow" draw:marker-end-width="0.511cm" draw:fill="none" draw:textarea-vertical-align="middle" fo:padding-top="0.195cm" fo:padding-bottom="0.195cm" fo:padding-left="0.32cm" fo:padding-right="0.32cm"/>
    </style:style>
    <style:style style:name="gr194" style:family="graphic" style:parent-style-name="objectwithoutfill">
      <style:graphic-properties svg:stroke-width="0.113cm" svg:stroke-color="#ff0000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195" style:family="graphic" style:parent-style-name="objectwithoutfill">
      <style:graphic-properties svg:stroke-width="0.212cm" svg:stroke-color="#000000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9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197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199" style:family="graphic" style:parent-style-name="objectwithoutfill">
      <style:graphic-properties svg:stroke-width="0.088cm" svg:stroke-color="#ff0000" draw:marker-start-width="0.331cm" draw:marker-end="Arrow" draw:marker-end-width="0.431cm" draw:fill="none" draw:textarea-vertical-align="middle" fo:padding-top="0.168cm" fo:padding-bottom="0.168cm" fo:padding-left="0.293cm" fo:padding-right="0.293cm"/>
    </style:style>
    <style:style style:name="gr200" style:family="graphic" style:parent-style-name="objectwithoutfill">
      <style:graphic-properties draw:stroke="solid"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.372cm" fo:padding-top="0.139cm" fo:padding-bottom="0.139cm" fo:padding-left="0.264cm" fo:padding-right="0.264cm"/>
    </style:style>
    <style:style style:name="gr20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0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04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-color="#ffffff"/>
      <style:paragraph-properties fo:text-align="center"/>
      <style:text-properties fo:font-size="14pt"/>
    </style:style>
    <style:style style:name="P36" style:family="paragraph">
      <loext:graphic-properties draw:fill="none"/>
      <style:paragraph-properties fo:text-align="center"/>
      <style:text-properties fo:background-color="#ffffff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/>
      <style:paragraph-properties fo:text-align="center"/>
      <style:text-properties fo:font-size="13pt" fo:background-color="#ffffff" style:font-size-asian="13pt" style:font-size-complex="13pt"/>
    </style:style>
    <style:style style:name="P40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41" style:family="paragraph">
      <loext:graphic-properties draw:fill-color="#ffffff"/>
      <style:paragraph-properties fo:text-align="center"/>
      <style:text-properties fo:font-size="18pt"/>
    </style:style>
    <style:style style:name="P42" style:family="paragraph">
      <loext:graphic-properties draw:fill="none"/>
      <style:paragraph-properties fo:text-align="center"/>
      <style:text-properties fo:font-size="18pt" fo:background-color="#ffffff"/>
    </style:style>
    <style:style style:name="P43" style:family="paragraph">
      <loext:graphic-properties draw:fill="none"/>
      <style:paragraph-properties fo:text-align="center"/>
      <style:text-properties fo:font-size="18pt" fo:background-color="#ffffff" style:font-size-asian="12pt" style:font-size-complex="12pt"/>
    </style:style>
    <style:style style:name="P4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/>
      <style:paragraph-properties fo:text-align="center"/>
      <style:text-properties fo:font-size="18pt" fo:background-color="#ffffff" style:font-size-asian="13pt" style:font-size-complex="13pt"/>
    </style:style>
    <style:style style:name="P46" style:family="paragraph">
      <loext:graphic-properties draw:fill="none"/>
      <style:paragraph-properties fo:text-align="center"/>
      <style:text-properties fo:font-size="18pt" style:font-size-asian="13pt" style:font-size-complex="13pt"/>
    </style:style>
    <style:style style:name="P47" style:family="paragraph">
      <loext:graphic-properties draw:fill="none"/>
      <style:paragraph-properties fo:text-align="center"/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color="#000000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5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2pt" fo:background-color="#ffffff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13pt" fo:background-color="#ffffff" style:font-size-asian="13pt" style:font-size-complex="13pt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8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4pt" fo:font-style="normal" style:font-size-asian="14pt" style:font-style-asian="normal" style:font-size-complex="14pt" style:font-style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94" draw:text-style-name="P35" xml:id="id102" draw:id="id102" draw:layer="layout" svg:width="2.528cm" svg:height="1.164cm" svg:x="1.3cm" svg:y="4.3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-5.832cm" svg:y="16.3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-5cm" svg:y="11.2cm">
          <draw:text-box>
            <text:p><text:span text:style-name="T17">Plant Level</text:span></text:p>
          </draw:text-box>
        </draw:frame>
        <draw:frame draw:style-name="gr96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94" draw:text-style-name="P35" xml:id="id93" draw:id="id93" draw:layer="layout" svg:width="2.528cm" svg:height="1.164cm" svg:x="13.961cm" svg:y="12.14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87" draw:id="id87" draw:layer="layout" svg:width="2.528cm" svg:height="1.164cm" svg:x="7.226cm" svg:y="19.083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4" draw:id="id94" draw:layer="layout" svg:width="2.528cm" svg:height="1.164cm" svg:x="1.181cm" svg:y="17.15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9.754cm" svg:y1="19.665cm" svg:x2="20.495cm" svg:y2="16.916cm" draw:start-shape="id87" draw:start-glue-point="1" draw:end-shape="id88" draw:end-glue-point="2" svg:d="M9754 19665l10741-2749" svg:viewBox="0 0 10742 2750">
          <text:p text:style-name="P3"><text:span text:style-name="T15">-2.3</text:span></text:p>
        </draw:connector>
        <draw:custom-shape draw:style-name="gr97" draw:text-style-name="P35" xml:id="id92" draw:id="id92" draw:layer="layout" svg:width="2.711cm" svg:height="1.2cm" svg:x="5.928cm" svg:y="2.1cm">
          <text:p text:style-name="P3"><text:span text:style-name="T23">Weight</text:span></text:p>
          <text:p text:style-name="P3"><text:span text:style-name="T23">Per see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91" draw:id="id91" draw:layer="layout" svg:width="2.528cm" svg:height="1.2cm" svg:x="13.044cm" svg:y="2.722cm">
          <text:p text:style-name="P3"><text:span text:style-name="T23">Seeds per</text:span></text:p>
          <text:p text:style-name="P3"><text:span text:style-name="T23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5" xml:id="id101" draw:id="id101" draw:layer="layout" svg:width="2.528cm" svg:height="1.2cm" svg:x="18.223cm" svg:y="6.207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99" draw:text-style-name="P12" draw:layer="layout" draw:type="line" svg:x1="12.6cm" svg:y1="-3.1cm" svg:x2="17.426cm" svg:y2="-2.46cm" svg:d="M12600-3100l4826 640" svg:viewBox="0 0 4827 641">
          <text:p/>
        </draw:connector>
        <draw:connector draw:style-name="gr99" draw:text-style-name="P12" draw:layer="layout" draw:type="line" svg:x1="16.443cm" svg:y1="-0.747cm" svg:x2="17.426cm" svg:y2="-2.46cm" svg:d="M16443-747l983-1713" svg:viewBox="0 0 984 1714">
          <text:p/>
        </draw:connector>
        <draw:connector draw:style-name="gr99" draw:text-style-name="P12" draw:layer="layout" draw:type="line" svg:x1="20.361cm" svg:y1="-1.5cm" svg:x2="17.426cm" svg:y2="-2.46cm" svg:d="M20361-1500l-2935-960" svg:viewBox="0 0 2936 961">
          <text:p/>
        </draw:connector>
        <draw:custom-shape draw:style-name="gr100" draw:text-style-name="P35" xml:id="id89" draw:id="id89" draw:layer="layout" svg:width="3.1cm" svg:height="1.8cm" svg:x="20.772cm" svg:y="-2.6cm">
          <text:p text:style-name="P3"><text:span text:style-name="T23">Predicted</text:span></text:p>
          <text:p text:style-name="P3"><text:span text:style-name="T23">Yie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1" draw:text-style-name="P35" xml:id="id90" draw:id="id90" draw:layer="layout" svg:width="1.628cm" svg:height="1.2cm" svg:x="26.072cm" svg:y="-2.3cm">
          <text:p text:style-name="P3"><text:span text:style-name="T23">Yield</text:span></text:p>
          <draw:enhanced-geometry svg:viewBox="0 0 21600 21600" draw:type="rectangle" draw:enhanced-path="M 0 0 L 21600 0 21600 21600 0 21600 0 0 Z N"/>
        </draw:custom-shape>
        <draw:connector draw:style-name="gr102" draw:text-style-name="P36" draw:layer="layout" draw:type="line" svg:x1="23.872cm" svg:y1="-1.7cm" svg:x2="26.072cm" svg:y2="-1.7cm" draw:start-shape="id89" draw:start-glue-point="7" draw:end-shape="id90" draw:end-glue-point="3" svg:d="M23872-1700h2200" svg:viewBox="0 0 2201 1">
          <text:p text:style-name="P3"><text:span text:style-name="T15">40.3</text:span></text:p>
        </draw:connector>
        <draw:connector draw:style-name="gr103" draw:text-style-name="P12" draw:layer="layout" draw:type="line" svg:x1="19.05cm" svg:y1="-0.238cm" svg:x2="22.322cm" svg:y2="-0.8cm" draw:end-shape="id89" draw:end-glue-point="6" svg:d="M19050-238l3272-562" svg:viewBox="0 0 3273 563">
          <text:p/>
        </draw:connector>
        <draw:connector draw:style-name="gr104" draw:text-style-name="P36" draw:layer="layout" draw:type="line" svg:x1="13.044cm" svg:y1="3.322cm" svg:x2="8.639cm" svg:y2="2.7cm" draw:start-shape="id91" draw:start-glue-point="3" draw:end-shape="id92" draw:end-glue-point="1" svg:d="M13044 3322l-4405-622" svg:viewBox="0 0 4406 623">
          <text:p text:style-name="P3"><text:span text:style-name="T15">6.0</text:span></text:p>
        </draw:connector>
        <draw:connector draw:style-name="gr76" draw:text-style-name="P36" draw:layer="layout" draw:type="line" svg:x1="13.961cm" svg:y1="12.722cm" svg:x2="7.283cm" svg:y2="3.3cm" draw:start-shape="id93" draw:start-glue-point="3" draw:end-shape="id92" draw:end-glue-point="2" svg:d="M13961 12722l-6678-9422" svg:viewBox="0 0 6679 9423">
          <text:p text:style-name="P3"><text:span text:style-name="T15">-2.1</text:span></text:p>
        </draw:connector>
        <draw:connector draw:style-name="gr105" draw:text-style-name="P28" draw:layer="layout" draw:type="line" svg:x1="3.709cm" svg:y1="17.732cm" svg:x2="16.118cm" svg:y2="15.577cm" draw:start-shape="id94" draw:start-glue-point="1" draw:end-shape="id95" draw:end-glue-point="2" svg:d="M3709 17732l12409-2155" svg:viewBox="0 0 12410 2156">
          <text:p text:style-name="P3"><text:span text:style-name="T24">0.5</text:span></text:p>
        </draw:connector>
        <draw:connector draw:style-name="gr106" draw:text-style-name="P28" draw:layer="layout" draw:type="line" svg:x1="15.225cm" svg:y1="13.304cm" svg:x2="16.118cm" svg:y2="15.577cm" draw:start-shape="id93" draw:start-glue-point="2" draw:end-shape="id95" draw:end-glue-point="2" svg:d="M15225 13304l893 2273" svg:viewBox="0 0 894 2274">
          <text:p text:style-name="P3"><text:span text:style-name="T24">1.8</text:span></text:p>
        </draw:connector>
        <draw:connector draw:style-name="gr76" draw:text-style-name="P36" xml:id="id95" draw:id="id95" draw:layer="layout" draw:type="line" svg:x1="16.118cm" svg:y1="15.577cm" svg:x2="19.231cm" svg:y2="16.216cm" draw:end-shape="id88" draw:end-glue-point="3" svg:d="M16118 15577l3113 639" svg:viewBox="0 0 3114 640">
          <text:p text:style-name="P3"><text:span text:style-name="T15">-2.2</text:span></text:p>
        </draw:connector>
        <draw:connector draw:style-name="gr107" draw:text-style-name="P28" draw:layer="layout" draw:type="line" svg:x1="16.976cm" svg:y1="19.299cm" svg:x2="20.495cm" svg:y2="16.916cm" draw:start-shape="id96" draw:start-glue-point="0" draw:end-shape="id88" draw:end-glue-point="2" svg:d="M16976 19299l3519-2383" svg:viewBox="0 0 3520 2384">
          <text:p text:style-name="P3"><text:span text:style-name="T24">1.7</text:span></text:p>
        </draw:connector>
        <draw:connector draw:style-name="gr108" draw:text-style-name="P36" draw:layer="layout" draw:type="line" svg:x1="3.709cm" svg:y1="17.732cm" svg:x2="15.844cm" svg:y2="10.94cm" draw:start-shape="id94" draw:start-glue-point="1" draw:end-shape="id97" draw:end-glue-point="3" svg:d="M3709 17732l12135-6792" svg:viewBox="0 0 12136 6793">
          <text:p text:style-name="P3"><text:span text:style-name="T15">2.3</text:span></text:p>
        </draw:connector>
        <draw:connector draw:style-name="gr107" draw:text-style-name="P28" draw:layer="layout" draw:type="line" svg:x1="8.49cm" svg:y1="19.083cm" svg:x2="5.799cm" svg:y2="14.519cm" draw:start-shape="id87" draw:start-glue-point="0" draw:end-shape="id98" draw:end-glue-point="2" svg:d="M8490 19083l-2691-4564" svg:viewBox="0 0 2692 4565">
          <text:p text:style-name="P3"><text:span text:style-name="T24">-1.1</text:span></text:p>
        </draw:connector>
        <draw:connector draw:style-name="gr107" draw:text-style-name="P28" draw:layer="layout" draw:type="line" svg:x1="2.445cm" svg:y1="17.15cm" svg:x2="5.799cm" svg:y2="14.519cm" draw:start-shape="id94" draw:start-glue-point="0" draw:end-shape="id98" draw:end-glue-point="2" svg:d="M2445 17150l3354-2631" svg:viewBox="0 0 3355 2632">
          <text:p text:style-name="P3"><text:span text:style-name="T24">-0.4</text:span></text:p>
        </draw:connector>
        <draw:connector draw:style-name="gr107" draw:text-style-name="P28" draw:layer="layout" draw:type="line" svg:x1="16.976cm" svg:y1="19.299cm" svg:x2="7.278cm" svg:y2="7.613cm" draw:start-shape="id96" draw:start-glue-point="0" draw:end-shape="id99" draw:end-glue-point="2" svg:d="M16976 19299l-9698-11686" svg:viewBox="0 0 9699 11687">
          <text:p text:style-name="P3"><text:span text:style-name="T24">-2.0</text:span></text:p>
        </draw:connector>
        <draw:connector draw:style-name="gr109" draw:text-style-name="P36" draw:layer="layout" draw:type="line" svg:x1="6.672cm" svg:y1="9.522cm" svg:x2="18.223cm" svg:y2="6.807cm" draw:start-shape="id100" draw:start-glue-point="1" draw:end-shape="id101" draw:end-glue-point="3" svg:d="M6672 9522l11551-2715" svg:viewBox="0 0 11552 2716">
          <text:p text:style-name="P3"><text:span text:style-name="T15">2.1</text:span></text:p>
        </draw:connector>
        <draw:connector draw:style-name="gr110" draw:text-style-name="P28" draw:layer="layout" draw:type="line" svg:x1="8.542cm" svg:y1="7.031cm" svg:x2="18.223cm" svg:y2="6.807cm" draw:start-shape="id99" draw:start-glue-point="1" draw:end-shape="id101" draw:end-glue-point="3" svg:d="M8542 7031l9681-224" svg:viewBox="0 0 9682 225">
          <text:p text:style-name="P3"><text:span text:style-name="T24">-1.8</text:span></text:p>
        </draw:connector>
        <draw:custom-shape draw:style-name="gr111" draw:text-style-name="P38" xml:id="id97" draw:id="id97" draw:layer="layout" svg:width="2.528cm" svg:height="1.164cm" svg:x="15.844cm" svg:y="10.358cm">
          <text:p text:style-name="P37"><text:span text:style-name="T25">Plant Size</text:span></text:p>
          <draw:enhanced-geometry svg:viewBox="0 0 21600 21600" draw:type="rectangle" draw:enhanced-path="M 0 0 L 21600 0 21600 21600 0 21600 0 0 Z N"/>
        </draw:custom-shape>
        <draw:connector draw:style-name="gr112" draw:text-style-name="P36" draw:layer="layout" draw:type="line" svg:x1="20.495cm" svg:y1="15.516cm" svg:x2="19.487cm" svg:y2="7.407cm" draw:start-shape="id88" draw:start-glue-point="0" draw:end-shape="id101" draw:end-glue-point="2" svg:d="M20495 15516l-1008-8109" svg:viewBox="0 0 1009 8110">
          <text:p text:style-name="P3"><text:span text:style-name="T15">-2.4</text:span></text:p>
        </draw:connector>
        <draw:connector draw:style-name="gr113" draw:text-style-name="P36" draw:layer="layout" draw:type="line" svg:x1="17.108cm" svg:y1="10.358cm" svg:x2="19.487cm" svg:y2="7.407cm" draw:start-shape="id97" draw:start-glue-point="0" draw:end-shape="id101" draw:end-glue-point="2" svg:d="M17108 10358l2379-2951" svg:viewBox="0 0 2380 2952">
          <text:p text:style-name="P3"><text:span text:style-name="T15">3.7</text:span></text:p>
        </draw:connector>
        <draw:connector draw:style-name="gr76" draw:text-style-name="P36" draw:layer="layout" draw:type="line" svg:x1="13.961cm" svg:y1="12.722cm" svg:x2="6.672cm" svg:y2="9.522cm" draw:start-shape="id93" draw:start-glue-point="3" draw:end-shape="id100" draw:end-glue-point="1" svg:d="M13961 12722l-7289-3200" svg:viewBox="0 0 7290 3201">
          <text:p text:style-name="P3"><text:span text:style-name="T15">-2.4</text:span></text:p>
        </draw:connector>
        <draw:connector draw:style-name="gr75" draw:text-style-name="P36" draw:layer="layout" draw:type="line" svg:x1="15.712cm" svg:y1="19.881cm" svg:x2="5.408cm" svg:y2="10.122cm" draw:start-shape="id96" draw:start-glue-point="3" draw:end-shape="id100" draw:end-glue-point="2" svg:d="M15712 19881l-10304-9759" svg:viewBox="0 0 10305 9760">
          <text:p text:style-name="P3"><text:span text:style-name="T15">-3.8</text:span></text:p>
        </draw:connector>
        <draw:connector draw:style-name="gr75" draw:text-style-name="P36" draw:layer="layout" draw:type="line" svg:x1="2.564cm" svg:y1="5.464cm" svg:x2="4.144cm" svg:y2="9.522cm" draw:start-shape="id102" draw:start-glue-point="2" draw:end-shape="id100" draw:end-glue-point="3" svg:d="M2564 5464l1580 4058" svg:viewBox="0 0 1581 4059">
          <text:p text:style-name="P3"><text:span text:style-name="T15">5.4</text:span></text:p>
        </draw:connector>
        <draw:connector draw:style-name="gr75" draw:text-style-name="P36" xml:id="id98" draw:id="id98" draw:layer="layout" draw:type="line" svg:x1="5.799cm" svg:y1="14.519cm" svg:x2="5.408cm" svg:y2="10.122cm" draw:end-shape="id100" draw:end-glue-point="2" svg:d="M5799 14519l-391-4397" svg:viewBox="0 0 392 4398">
          <text:p text:style-name="P3"><text:span text:style-name="T26">2.4</text:span></text:p>
        </draw:connector>
        <draw:connector draw:style-name="gr107" draw:text-style-name="P39" draw:layer="layout" draw:type="line" svg:x1="10.172cm" svg:y1="17.222cm" svg:x2="5.408cm" svg:y2="10.122cm" draw:end-shape="id100" draw:end-glue-point="2" svg:d="M10172 17222l-4764-7100" svg:viewBox="0 0 4765 7101">
          <text:p text:style-name="P3"><text:span text:style-name="T27">1.3</text:span></text:p>
        </draw:connector>
        <draw:custom-shape draw:style-name="gr98" draw:text-style-name="P35" xml:id="id100" draw:id="id100" draw:layer="layout" svg:width="2.528cm" svg:height="1.2cm" svg:x="4.144cm" svg:y="8.922cm">
          <text:p text:style-name="P3"><text:span text:style-name="T23">Honey bee</text:span></text:p>
          <text:p text:style-name="P3"><text:span text:style-name="T23">visit rat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9" draw:id="id99" draw:layer="layout" svg:width="2.528cm" svg:height="1.164cm" svg:x="6.014cm" svg:y="6.449cm">
          <text:p text:style-name="P3"><text:span text:style-name="T23">Pollen</text:span></text:p>
          <text:p text:style-name="P3"><text:span text:style-name="T23">count</text:span></text:p>
          <draw:enhanced-geometry svg:viewBox="0 0 21600 21600" draw:type="rectangle" draw:enhanced-path="M 0 0 L 21600 0 21600 21600 0 21600 0 0 Z N"/>
        </draw:custom-shape>
        <draw:connector draw:style-name="gr114" draw:text-style-name="P36" draw:layer="layout" draw:type="line" svg:x1="2.445cm" svg:y1="17.15cm" svg:x2="14.308cm" svg:y2="3.922cm" draw:start-shape="id94" draw:start-glue-point="0" draw:end-shape="id91" draw:end-glue-point="2" svg:d="M2445 17150l11863-13228" svg:viewBox="0 0 11864 13229">
          <text:p text:style-name="P3"><text:span text:style-name="T15">4.6</text:span></text:p>
        </draw:connector>
        <draw:custom-shape draw:style-name="gr115" draw:text-style-name="P35" xml:id="id88" draw:id="id88" draw:layer="layout" svg:width="2.528cm" svg:height="1.4cm" svg:x="19.231cm" svg:y="15.516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6" draw:id="id96" draw:layer="layout" svg:width="2.528cm" svg:height="1.164cm" svg:x="15.712cm" svg:y="19.299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107" draw:text-style-name="P39" draw:layer="layout" draw:type="line" svg:x1="5.408cm" svg:y1="8.922cm" svg:x2="7.278cm" svg:y2="7.613cm" draw:start-shape="id100" draw:start-glue-point="0" draw:end-shape="id99" draw:end-glue-point="2" svg:d="M5408 8922l1870-1309" svg:viewBox="0 0 1871 1310">
          <text:p text:style-name="P3"><text:span text:style-name="T27">-0.3</text:span></text:p>
        </draw:connector>
        <draw:connector draw:style-name="gr75" draw:text-style-name="P36" draw:layer="layout" draw:type="line" svg:x1="15.712cm" svg:y1="19.881cm" svg:x2="11.572cm" svg:y2="17.772cm" draw:start-shape="id96" draw:start-glue-point="3" svg:d="M15712 19881l-4140-2109" svg:viewBox="0 0 4141 2110">
          <text:p text:style-name="P3"><text:span text:style-name="T15">7.0</text:span></text:p>
        </draw:connector>
        <draw:connector draw:style-name="gr110" draw:text-style-name="P40" draw:layer="layout" draw:type="line" svg:x1="7.278cm" svg:y1="6.449cm" svg:x2="7.283cm" svg:y2="3.3cm" draw:start-shape="id99" draw:start-glue-point="0" draw:end-shape="id92" draw:end-glue-point="2" svg:d="M7278 6449l5-3149" svg:viewBox="0 0 6 3150">
          <text:p text:style-name="P3"><text:span text:style-name="T28">0.5</text:span></text:p>
        </draw:connector>
        <draw:connector draw:style-name="gr116" draw:text-style-name="P12" draw:layer="layout" draw:type="line" svg:x1="8.542cm" svg:y1="7.031cm" svg:x2="13.044cm" svg:y2="3.322cm" draw:start-shape="id99" draw:start-glue-point="1" draw:end-shape="id91" draw:end-glue-point="3" svg:d="M8542 7031l4502-3709" svg:viewBox="0 0 4503 3710">
          <text:p/>
        </draw:connector>
        <draw:custom-shape draw:style-name="gr117" draw:text-style-name="P38" draw:layer="layout" svg:width="2.8cm" svg:height="1.1cm" svg:x="8.772cm" svg:y="17.222cm">
          <text:p text:style-name="P37"><text:span text:style-name="T25">Flower </text:span></text:p>
          <text:p text:style-name="P37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18" draw:text-style-name="P39" draw:layer="layout" draw:type="line" svg:x1="17.108cm" svg:y1="10.358cm" svg:x2="14.308cm" svg:y2="3.922cm" draw:start-shape="id97" draw:start-glue-point="0" draw:end-shape="id91" draw:end-glue-point="2" svg:d="M17108 10358l-2800-6436" svg:viewBox="0 0 2801 6437">
          <text:p text:style-name="P3"><text:span text:style-name="T27">-0.6</text:span></text:p>
        </draw:connector>
        <draw:connector draw:style-name="gr118" draw:text-style-name="P40" draw:layer="layout" draw:type="line" svg:x1="17.108cm" svg:y1="10.358cm" svg:x2="8.639cm" svg:y2="2.7cm" draw:start-shape="id97" draw:start-glue-point="0" draw:end-shape="id92" svg:d="M17108 10358l-8469-7658" svg:viewBox="0 0 8470 7659">
          <text:p text:style-name="P3"><text:span text:style-name="T28">1.5</text:span></text:p>
        </draw:connector>
        <draw:connector draw:style-name="gr119" draw:text-style-name="P39" draw:layer="layout" draw:type="line" svg:x1="20.495cm" svg:y1="15.516cm" svg:x2="17.108cm" svg:y2="11.522cm" draw:start-shape="id88" draw:start-glue-point="0" draw:end-shape="id97" draw:end-glue-point="2" svg:d="M20495 15516l-3387-3994" svg:viewBox="0 0 3388 3995">
          <text:p text:style-name="P3"><text:span text:style-name="T27">-1.1</text:span></text:p>
        </draw:connector>
        <draw:connector draw:style-name="gr107" draw:text-style-name="P40" draw:layer="layout" draw:type="line" svg:x1="16.976cm" svg:y1="19.299cm" svg:x2="17.108cm" svg:y2="11.522cm" draw:start-shape="id96" draw:start-glue-point="0" draw:end-shape="id97" draw:end-glue-point="2" svg:d="M16976 19299l132-7777" svg:viewBox="0 0 133 7778">
          <text:p text:style-name="P3"><text:span text:style-name="T28">-0.4</text:span></text:p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onnector draw:style-name="gr120" draw:text-style-name="P12" draw:layer="layout" draw:type="line" svg:x1="22cm" svg:y1="5.862cm" svg:x2="17.7cm" svg:y2="9.65cm" draw:start-shape="id103" draw:start-glue-point="3" draw:end-shape="id104" draw:end-glue-point="1" svg:d="M22000 5862l-4300 3788" svg:viewBox="0 0 4301 3789">
          <text:p/>
        </draw:connector>
        <draw:custom-shape draw:style-name="gr121" draw:text-style-name="P41" xml:id="id117" draw:id="id117" draw:layer="layout" svg:width="3.16cm" svg:height="1.466cm" svg:x="2.243cm" svg:y="2.217cm">
          <text:p text:style-name="P3"><text:span text:style-name="T29">Hive</text:span></text:p>
          <text:p text:style-name="P3"><text:span text:style-name="T29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122" draw:text-style-name="P41" xml:id="id109" draw:id="id109" draw:layer="layout" svg:width="3.16cm" svg:height="1.263cm" svg:x="1.906cm" svg:y="11.904cm">
          <text:p text:style-name="P3"><text:span text:style-name="T29">Irri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41" xml:id="id105" draw:id="id105" draw:layer="layout" svg:width="3.159cm" svg:height="1.41cm" svg:x="8.636cm" svg:y="18.791cm">
          <text:p text:style-name="P3"><text:span text:style-name="T29">Grand </text:span></text:p>
          <text:p text:style-name="P3"><text:span text:style-name="T29">Prair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41" xml:id="id110" draw:id="id110" draw:layer="layout" svg:width="3.16cm" svg:height="1.262cm" svg:x="1.081cm" svg:y="17.018cm">
          <text:p text:style-name="P3"><text:span text:style-name="T29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5" draw:text-style-name="P42" draw:layer="layout" draw:type="line" svg:x1="11.795cm" svg:y1="19.496cm" svg:x2="25.22cm" svg:y2="16.861cm" draw:start-shape="id105" draw:start-glue-point="1" draw:end-shape="id106" draw:end-glue-point="2" svg:d="M11795 19496l13425-2635" svg:viewBox="0 0 13426 2636">
          <text:p/>
        </draw:connector>
        <draw:custom-shape draw:style-name="gr126" draw:text-style-name="P41" xml:id="id108" draw:id="id108" draw:layer="layout" svg:width="3.388cm" svg:height="1.523cm" svg:x="7.651cm" svg:y="1.1cm">
          <text:p text:style-name="P3"><text:span text:style-name="T29">Weight</text:span></text:p>
          <text:p text:style-name="P3"><text:span text:style-name="T29">Per s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1" xml:id="id107" draw:id="id107" draw:layer="layout" svg:width="3.16cm" svg:height="1.546cm" svg:x="15.907cm" svg:y="2.116cm">
          <text:p text:style-name="P3"><text:span text:style-name="T29">Seeds per</text:span></text:p>
          <text:p text:style-name="P3"><text:span text:style-name="T29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41" xml:id="id103" draw:id="id103" draw:layer="layout" svg:width="4.2cm" svg:height="2.124cm" svg:x="22cm" svg:y="4.8cm">
          <text:p text:style-name="P3"><text:span text:style-name="T29">Flower</text:span></text:p>
          <text:p text:style-name="P3"><text:span text:style-name="T29">survival rate</text:span></text:p>
          <text:p text:style-name="P3"><text:span text:style-name="T29">(pod numb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2" draw:layer="layout" draw:type="line" svg:x1="15.907cm" svg:y1="2.889cm" svg:x2="11.039cm" svg:y2="1.861cm" draw:start-shape="id107" draw:start-glue-point="3" draw:end-shape="id108" draw:end-glue-point="1" svg:d="M15907 2889l-4868-1028" svg:viewBox="0 0 4869 1029">
          <text:p/>
        </draw:connector>
        <draw:connector draw:style-name="gr130" draw:text-style-name="P42" draw:layer="layout" draw:type="line" svg:x1="3.486cm" svg:y1="11.904cm" svg:x2="9.345cm" svg:y2="2.623cm" draw:start-shape="id109" draw:start-glue-point="0" draw:end-shape="id108" draw:end-glue-point="2" svg:d="M3486 11904l5859-9281" svg:viewBox="0 0 5860 9282">
          <text:p/>
        </draw:connector>
        <draw:connector draw:style-name="gr131" draw:text-style-name="P43" draw:layer="layout" draw:type="line" svg:x1="4.241cm" svg:y1="17.649cm" svg:x2="16.397cm" svg:y2="15.078cm" draw:start-shape="id110" draw:start-glue-point="1" draw:end-shape="id111" draw:end-glue-point="2" svg:d="M4241 17649l12156-2571" svg:viewBox="0 0 12157 2572">
          <text:p/>
        </draw:connector>
        <draw:connector draw:style-name="gr132" draw:text-style-name="P43" draw:layer="layout" draw:type="line" svg:x1="5.066cm" svg:y1="12.535cm" svg:x2="16.397cm" svg:y2="15.078cm" draw:start-shape="id109" draw:start-glue-point="1" draw:end-shape="id111" draw:end-glue-point="2" svg:d="M5066 12535l11331 2543" svg:viewBox="0 0 11332 2544">
          <text:p/>
        </draw:connector>
        <draw:connector draw:style-name="gr133" draw:text-style-name="P42" xml:id="id111" draw:id="id111" draw:layer="layout" draw:type="line" svg:x1="16.397cm" svg:y1="15.078cm" svg:x2="23.64cm" svg:y2="16.129cm" draw:end-shape="id106" draw:end-glue-point="3" svg:d="M16397 15078l7243 1051" svg:viewBox="0 0 7244 1052">
          <text:p/>
        </draw:connector>
        <draw:connector draw:style-name="gr134" draw:text-style-name="P43" draw:layer="layout" draw:type="line" svg:x1="20.822cm" svg:y1="19.053cm" svg:x2="25.22cm" svg:y2="16.861cm" draw:start-shape="id112" draw:start-glue-point="0" draw:end-shape="id106" draw:end-glue-point="2" svg:d="M20822 19053l4398-2192" svg:viewBox="0 0 4399 2193">
          <text:p/>
        </draw:connector>
        <draw:connector draw:style-name="gr103" draw:text-style-name="P42" draw:layer="layout" draw:type="line" svg:x1="4.241cm" svg:y1="17.649cm" svg:x2="19.408cm" svg:y2="11.716cm" draw:start-shape="id110" draw:start-glue-point="1" draw:end-shape="id113" draw:end-glue-point="3" svg:d="M4241 17649l15167-5933" svg:viewBox="0 0 15168 5934">
          <text:p/>
        </draw:connector>
        <draw:connector draw:style-name="gr135" draw:text-style-name="P43" draw:layer="layout" draw:type="line" svg:x1="10.215cm" svg:y1="18.791cm" svg:x2="6.853cm" svg:y2="14.425cm" draw:start-shape="id105" draw:start-glue-point="0" draw:end-shape="id114" draw:end-glue-point="2" svg:d="M10215 18791l-3362-4366" svg:viewBox="0 0 3363 4367">
          <text:p/>
        </draw:connector>
        <draw:connector draw:style-name="gr136" draw:text-style-name="P43" draw:layer="layout" draw:type="line" svg:x1="2.661cm" svg:y1="17.018cm" svg:x2="6.853cm" svg:y2="14.425cm" draw:start-shape="id110" draw:start-glue-point="0" draw:end-shape="id114" draw:end-glue-point="2" svg:d="M2661 17018l4192-2593" svg:viewBox="0 0 4193 2594">
          <text:p/>
        </draw:connector>
        <draw:connector draw:style-name="gr137" draw:text-style-name="P43" draw:layer="layout" draw:type="line" svg:x1="20.822cm" svg:y1="19.053cm" svg:x2="10.011cm" svg:y2="6.673cm" draw:start-shape="id112" draw:start-glue-point="0" draw:end-shape="id115" draw:end-glue-point="2" svg:d="M20822 19053l-10811-12380" svg:viewBox="0 0 10812 12381">
          <text:p/>
        </draw:connector>
        <draw:connector draw:style-name="gr138" draw:text-style-name="P42" draw:layer="layout" draw:type="line" svg:x1="9.264cm" svg:y1="8.667cm" svg:x2="22cm" svg:y2="5.862cm" draw:start-shape="id116" draw:start-glue-point="1" draw:end-shape="id103" draw:end-glue-point="3" svg:d="M9264 8667l12736-2805" svg:viewBox="0 0 12737 2806">
          <text:p/>
        </draw:connector>
        <draw:connector draw:style-name="gr139" draw:text-style-name="P43" draw:layer="layout" draw:type="line" svg:x1="11.591cm" svg:y1="5.918cm" svg:x2="22cm" svg:y2="5.862cm" draw:start-shape="id115" draw:start-glue-point="1" draw:end-shape="id103" draw:end-glue-point="3" svg:d="M11591 5918l10409-56" svg:viewBox="0 0 10410 57">
          <text:p/>
        </draw:connector>
        <draw:custom-shape draw:style-name="gr140" draw:text-style-name="P44" xml:id="id113" draw:id="id113" draw:layer="layout" svg:width="3.159cm" svg:height="1.217cm" svg:x="19.408cm" svg:y="11.108cm">
          <text:p text:style-name="P37"><text:span text:style-name="T30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1" draw:text-style-name="P42" draw:layer="layout" draw:type="line" svg:x1="25.22cm" svg:y1="15.397cm" svg:x2="24.1cm" svg:y2="6.924cm" draw:start-shape="id106" draw:start-glue-point="0" draw:end-shape="id103" draw:end-glue-point="2" svg:d="M25220 15397l-1120-8473" svg:viewBox="0 0 1121 8474">
          <text:p/>
        </draw:connector>
        <draw:connector draw:style-name="gr142" draw:text-style-name="P42" draw:layer="layout" draw:type="line" svg:x1="20.987cm" svg:y1="11.108cm" svg:x2="24.1cm" svg:y2="6.924cm" draw:start-shape="id113" draw:start-glue-point="0" draw:end-shape="id103" draw:end-glue-point="2" svg:d="M20987 11108l3113-4184" svg:viewBox="0 0 3114 4185">
          <text:p/>
        </draw:connector>
        <draw:connector draw:style-name="gr125" draw:text-style-name="P42" draw:layer="layout" draw:type="line" svg:x1="3.486cm" svg:y1="11.904cm" svg:x2="7.684cm" svg:y2="9.429cm" draw:start-shape="id109" draw:start-glue-point="0" draw:end-shape="id116" draw:end-glue-point="2" svg:d="M3486 11904l4198-2475" svg:viewBox="0 0 4199 2476">
          <text:p/>
        </draw:connector>
        <draw:connector draw:style-name="gr143" draw:text-style-name="P42" draw:layer="layout" draw:type="line" svg:x1="19.242cm" svg:y1="19.758cm" svg:x2="7.684cm" svg:y2="9.429cm" draw:start-shape="id112" draw:start-glue-point="3" draw:end-shape="id116" draw:end-glue-point="2" svg:d="M19242 19758l-11558-10329" svg:viewBox="0 0 11559 10330">
          <text:p/>
        </draw:connector>
        <draw:connector draw:style-name="gr144" draw:text-style-name="P42" draw:layer="layout" draw:type="line" svg:x1="3.823cm" svg:y1="3.683cm" svg:x2="7.684cm" svg:y2="7.906cm" draw:start-shape="id117" draw:start-glue-point="2" draw:end-shape="id116" draw:end-glue-point="0" svg:d="M3823 3683l3861 4223" svg:viewBox="0 0 3862 4224">
          <text:p/>
        </draw:connector>
        <draw:connector draw:style-name="gr103" draw:text-style-name="P42" xml:id="id114" draw:id="id114" draw:layer="layout" draw:type="line" svg:x1="6.853cm" svg:y1="14.425cm" svg:x2="7.684cm" svg:y2="9.429cm" draw:end-shape="id116" draw:end-glue-point="2" svg:d="M6853 14425l831-4996" svg:viewBox="0 0 832 4997">
          <text:p/>
        </draw:connector>
        <draw:connector draw:style-name="gr145" draw:text-style-name="P45" draw:layer="layout" draw:type="line" svg:x1="12.318cm" svg:y1="16.336cm" svg:x2="7.684cm" svg:y2="9.429cm" draw:start-shape="id118" draw:start-glue-point="0" draw:end-shape="id116" draw:end-glue-point="2" svg:d="M12318 16336l-4634-6907" svg:viewBox="0 0 4635 6908">
          <text:p/>
        </draw:connector>
        <draw:custom-shape draw:style-name="gr146" draw:text-style-name="P41" xml:id="id116" draw:id="id116" draw:layer="layout" svg:width="3.16cm" svg:height="1.523cm" svg:x="6.104cm" svg:y="7.906cm">
          <text:p text:style-name="P3"><text:span text:style-name="T29">Honey bee</text:span></text:p>
          <text:p text:style-name="P3"><text:span text:style-name="T29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1" xml:id="id115" draw:id="id115" draw:layer="layout" svg:width="3.16cm" svg:height="1.51cm" svg:x="8.431cm" svg:y="5.163cm">
          <text:p text:style-name="P3"><text:span text:style-name="T29">Pollen</text:span></text:p>
          <text:p text:style-name="P3"><text:span text:style-name="T29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8" draw:text-style-name="P42" draw:layer="layout" draw:type="line" svg:x1="2.661cm" svg:y1="17.018cm" svg:x2="17.487cm" svg:y2="3.662cm" draw:start-shape="id110" draw:start-glue-point="0" draw:end-shape="id107" draw:end-glue-point="2" svg:d="M2661 17018l14826-13356" svg:viewBox="0 0 14827 13357">
          <text:p/>
        </draw:connector>
        <draw:custom-shape draw:style-name="gr149" draw:text-style-name="P41" xml:id="id106" draw:id="id106" draw:layer="layout" svg:width="3.16cm" svg:height="1.464cm" svg:x="23.64cm" svg:y="15.397cm">
          <text:p text:style-name="P3"><text:span text:style-name="T29">Plant </text:span></text:p>
          <text:p text:style-name="P3"><text:span text:style-name="T29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41" xml:id="id112" draw:id="id112" draw:layer="layout" svg:width="3.16cm" svg:height="1.41cm" svg:x="19.242cm" svg:y="19.053cm">
          <text:p text:style-name="P3"><text:span text:style-name="T29">Distance</text:span></text:p>
          <text:p text:style-name="P3"><text:span text:style-name="T29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1" draw:text-style-name="P45" draw:layer="layout" draw:type="line" svg:x1="7.684cm" svg:y1="7.906cm" svg:x2="10.011cm" svg:y2="6.673cm" draw:start-shape="id116" draw:start-glue-point="0" draw:end-shape="id115" draw:end-glue-point="2" svg:d="M7684 7906l2327-1233" svg:viewBox="0 0 2328 1234">
          <text:p/>
        </draw:connector>
        <draw:connector draw:style-name="gr152" draw:text-style-name="P42" draw:layer="layout" draw:type="line" svg:x1="19.242cm" svg:y1="19.758cm" svg:x2="14.068cm" svg:y2="17.103cm" draw:start-shape="id112" draw:start-glue-point="3" draw:end-shape="id118" draw:end-glue-point="1" svg:d="M19242 19758l-5174-2655" svg:viewBox="0 0 5175 2656">
          <text:p/>
        </draw:connector>
        <draw:connector draw:style-name="gr153" draw:text-style-name="P46" draw:layer="layout" draw:type="line" svg:x1="10.011cm" svg:y1="5.163cm" svg:x2="9.345cm" svg:y2="2.623cm" draw:start-shape="id115" draw:start-glue-point="0" draw:end-shape="id108" draw:end-glue-point="2" svg:d="M10011 5163l-666-2540" svg:viewBox="0 0 667 2541">
          <text:p/>
        </draw:connector>
        <draw:connector draw:style-name="gr153" draw:text-style-name="P47" draw:layer="layout" draw:type="line" svg:x1="11.591cm" svg:y1="5.918cm" svg:x2="17.487cm" svg:y2="3.662cm" draw:start-shape="id115" draw:start-glue-point="1" draw:end-shape="id107" draw:end-glue-point="2" svg:d="M11591 5918l5896-2256" svg:viewBox="0 0 5897 2257">
          <text:p/>
        </draw:connector>
        <draw:custom-shape draw:style-name="gr154" draw:text-style-name="P44" xml:id="id118" draw:id="id118" draw:layer="layout" svg:width="3.499cm" svg:height="1.534cm" svg:x="10.569cm" svg:y="16.336cm">
          <text:p text:style-name="P37"><text:span text:style-name="T30">Flower </text:span></text:p>
          <text:p text:style-name="P37"><text:span text:style-name="T30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5" draw:text-style-name="P45" draw:layer="layout" draw:type="line" svg:x1="20.987cm" svg:y1="11.108cm" svg:x2="17.487cm" svg:y2="3.662cm" draw:start-shape="id113" draw:start-glue-point="0" draw:end-shape="id107" draw:end-glue-point="2" svg:d="M20987 11108l-3500-7446" svg:viewBox="0 0 3501 7447">
          <text:p/>
        </draw:connector>
        <draw:connector draw:style-name="gr156" draw:text-style-name="P46" draw:layer="layout" draw:type="line" svg:x1="20.987cm" svg:y1="11.108cm" svg:x2="11.039cm" svg:y2="1.861cm" draw:start-shape="id113" draw:start-glue-point="0" draw:end-shape="id108" svg:d="M20987 11108l-9948-9247" svg:viewBox="0 0 9949 9248">
          <text:p/>
        </draw:connector>
        <draw:connector draw:style-name="gr157" draw:text-style-name="P45" draw:layer="layout" draw:type="line" svg:x1="25.22cm" svg:y1="15.397cm" svg:x2="20.987cm" svg:y2="12.325cm" draw:start-shape="id106" draw:start-glue-point="0" draw:end-shape="id113" draw:end-glue-point="2" svg:d="M25220 15397l-4233-3072" svg:viewBox="0 0 4234 3073">
          <text:p/>
        </draw:connector>
        <draw:connector draw:style-name="gr151" draw:text-style-name="P46" draw:layer="layout" draw:type="line" svg:x1="20.822cm" svg:y1="19.053cm" svg:x2="20.987cm" svg:y2="12.325cm" draw:start-shape="id112" draw:start-glue-point="0" draw:end-shape="id113" draw:end-glue-point="2" svg:d="M20822 19053l165-6728" svg:viewBox="0 0 166 6729">
          <text:p/>
        </draw:connector>
        <draw:custom-shape draw:style-name="gr158" draw:text-style-name="P49" xml:id="id104" draw:id="id104" draw:layer="layout" svg:width="3.359cm" svg:height="1.7cm" svg:x="14.341cm" svg:y="8.8cm">
          <text:p text:style-name="P48"><text:span text:style-name="T31">Flowers per</text:span></text:p>
          <text:p text:style-name="P48"><text:span text:style-name="T31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12" draw:layer="layout" draw:type="line" svg:x1="20.987cm" svg:y1="11.108cm" svg:x2="17.7cm" svg:y2="9.65cm" draw:start-shape="id113" draw:start-glue-point="0" draw:end-shape="id104" draw:end-glue-point="1" svg:d="M20987 11108l-3287-1458" svg:viewBox="0 0 3288 1459">
          <text:p/>
        </draw:connector>
        <draw:connector draw:style-name="gr120" draw:text-style-name="P12" draw:layer="layout" draw:type="line" svg:x1="4.241cm" svg:y1="17.649cm" svg:x2="16.02cm" svg:y2="10.5cm" draw:start-shape="id110" draw:start-glue-point="1" draw:end-shape="id104" draw:end-glue-point="2" svg:d="M4241 17649l11779-7149" svg:viewBox="0 0 11780 7150">
          <text:p/>
        </draw:connector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style-name="gr94" draw:text-style-name="P35" xml:id="id119" draw:id="id119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21" draw:id="id121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22" draw:id="id122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23" draw:id="id123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19" draw:start-glue-point="1" draw:end-shape="id120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21" draw:start-glue-point="1" draw:end-shape="id120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22" draw:start-glue-point="1" draw:end-shape="id120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23" draw:start-glue-point="1" draw:end-shape="id120" draw:end-glue-point="8" svg:d="M5349 11692l3502-5718" svg:viewBox="0 0 3503 5719">
          <text:p/>
        </draw:connector>
        <draw:custom-shape draw:style-name="gr94" draw:text-style-name="P35" xml:id="id124" draw:id="id124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24" draw:start-glue-point="1" draw:end-shape="id120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19" draw:start-glue-point="1" draw:end-shape="id125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21" draw:start-glue-point="1" draw:end-shape="id125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22" draw:start-glue-point="1" draw:end-shape="id125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23" draw:start-glue-point="1" draw:end-shape="id125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24" draw:start-glue-point="1" draw:end-shape="id125" draw:end-glue-point="4" svg:d="M5329 12992l3622 1682" svg:viewBox="0 0 3623 1683">
          <text:p/>
        </draw:connector>
        <draw:custom-shape draw:style-name="gr161" draw:text-style-name="P50" xml:id="id120" draw:id="id120" draw:layer="layout" svg:width="3.3cm" svg:height="1.6cm" svg:x="7.201cm" svg:y="4.374cm">
          <text:p text:style-name="P3"><text:span text:style-name="T32">Honey bee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0" xml:id="id125" draw:id="id125" draw:layer="layout" svg:width="3.3cm" svg:height="1.6cm" svg:x="7.301cm" svg:y="14.674cm">
          <text:p text:style-name="P3"><text:span text:style-name="T32">Leafcutter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27" draw:id="id127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26" draw:id="id126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25" draw:end-shape="id126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20" draw:start-glue-point="4" draw:end-shape="id127" draw:end-glue-point="2" svg:d="M8851 4374l-14-1236" svg:viewBox="0 0 15 1237">
          <text:p/>
        </draw:connector>
        <draw:custom-shape draw:style-name="gr161" draw:text-style-name="P50" xml:id="id128" draw:id="id128" draw:layer="layout" svg:width="3.3cm" svg:height="1.6cm" svg:x="11.401cm" svg:y="9.574cm">
          <text:p text:style-name="P3"><text:span text:style-name="T32">Pollination</text:span></text:p>
          <text:p text:style-name="P3"><text:span text:style-name="T32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20" draw:start-glue-point="9" draw:end-shape="id128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25" draw:start-glue-point="11" draw:end-shape="id128" draw:end-glue-point="7" svg:d="M10118 14908l1766-3968" svg:viewBox="0 0 1767 3969">
          <text:p/>
        </draw:connector>
        <draw:custom-shape draw:style-name="gr162" draw:text-style-name="P35" xml:id="id129" draw:id="id129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28" draw:start-glue-point="4" draw:end-shape="id129" draw:end-glue-point="2" svg:d="M13051 9574l-36-3000" svg:viewBox="0 0 37 3001">
          <text:p/>
        </draw:connector>
        <draw:custom-shape draw:style-name="gr161" draw:text-style-name="P50" xml:id="id130" draw:id="id130" draw:layer="layout" svg:width="3.3cm" svg:height="1.6cm" svg:x="16.001cm" svg:y="3.974cm">
          <text:p text:style-name="P3"><text:span text:style-name="T32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0" xml:id="id131" draw:id="id131" draw:layer="layout" svg:width="3.3cm" svg:height="1.6cm" svg:x="16.001cm" svg:y="7.974cm">
          <text:p text:style-name="P3"><text:span text:style-name="T32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0" xml:id="id132" draw:id="id132" draw:layer="layout" svg:width="3.3cm" svg:height="1.6cm" svg:x="16.001cm" svg:y="11.374cm">
          <text:p text:style-name="P3"><text:span text:style-name="T32">Flower </text:span></text:p>
          <text:p text:style-name="P3"><text:span text:style-name="T32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34" draw:id="id134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33" draw:id="id133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63" draw:text-style-name="P35" xml:id="id135" draw:id="id135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63" draw:text-style-name="P35" xml:id="id136" draw:id="id136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64" draw:text-style-name="P35" xml:id="id137" draw:id="id137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28" draw:start-glue-point="11" draw:end-shape="id130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28" draw:start-glue-point="10" draw:end-shape="id131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28" draw:start-glue-point="9" draw:end-shape="id132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33" draw:start-glue-point="1" draw:end-shape="id134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30" draw:start-glue-point="10" draw:end-shape="id135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31" draw:start-glue-point="10" draw:end-shape="id136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32" draw:start-glue-point="10" draw:end-shape="id137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35" draw:start-glue-point="2" draw:end-shape="id136" draw:end-glue-point="0" svg:d="M22751 5674v2200" svg:viewBox="0 0 1 2201">
          <text:p/>
        </draw:connector>
        <draw:custom-shape draw:style-name="gr95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34" draw:start-glue-point="1" draw:end-shape="id135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34" draw:start-glue-point="1" draw:end-shape="id136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34" draw:start-glue-point="0" draw:end-shape="id137" draw:end-glue-point="2" svg:d="M22765 17510v-2068h-14v-2068" svg:viewBox="0 0 15 4137">
          <text:p/>
        </draw:connector>
        <draw:custom-shape draw:style-name="gr165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6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19" draw:start-glue-point="1" draw:end-shape="id133" svg:d="M5349 7752l10952 10322" svg:viewBox="0 0 10953 10323">
          <text:p/>
        </draw:connector>
        <draw:custom-shape draw:style-name="gr167" draw:text-style-name="P35" xml:id="id138" draw:id="id138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34" draw:start-glue-point="0" draw:end-shape="id138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38" draw:start-glue-point="3" draw:end-shape="id120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38" draw:start-glue-point="3" draw:end-shape="id125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onnector draw:style-name="gr168" draw:text-style-name="P36" draw:layer="layout" draw:type="line" svg:x1="4cm" svg:y1="12.081cm" svg:x2="19.672cm" svg:y2="4.2cm" draw:start-shape="id139" draw:start-glue-point="1" draw:end-shape="id140" draw:end-glue-point="3" svg:d="M4000 12081l15672-7881" svg:viewBox="0 0 15673 7882">
          <text:p text:style-name="P3"><text:span text:style-name="T15">-4.6</text:span></text:p>
        </draw:connector>
        <draw:custom-shape draw:style-name="gr94" draw:text-style-name="P35" xml:id="id141" draw:id="id141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43" draw:id="id143" draw:layer="layout" svg:width="2.528cm" svg:height="1.163cm" svg:x="1.501cm" svg:y="6.7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39" draw:id="id139" draw:layer="layout" svg:width="2.528cm" svg:height="1.163cm" svg:x="1.472cm" svg:y="11.5cm">
          <text:p text:style-name="P3"><text:span text:style-name="T23">Bay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41" draw:start-glue-point="0" draw:end-shape="id142" draw:end-glue-point="1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4.029cm" svg:y1="7.295cm" svg:x2="10.6cm" svg:y2="11.7cm" draw:start-shape="id143" draw:start-glue-point="1" draw:end-shape="id142" draw:end-glue-point="6" svg:d="M4029 7295l6571 4405" svg:viewBox="0 0 6572 4406">
          <text:p text:style-name="P3"><text:span text:style-name="T15">3.9</text:span></text:p>
        </draw:connector>
        <draw:connector draw:style-name="gr168" draw:text-style-name="P36" draw:layer="layout" draw:type="line" svg:x1="4cm" svg:y1="12.081cm" svg:x2="11.083cm" svg:y2="12.266cm" draw:start-shape="id139" draw:start-glue-point="1" draw:end-shape="id142" draw:end-glue-point="7" svg:d="M4000 12081l7083 185" svg:viewBox="0 0 7084 186">
          <text:p text:style-name="P3"><text:span text:style-name="T15">2.6</text:span></text:p>
        </draw:connector>
        <draw:custom-shape draw:style-name="gr94" draw:text-style-name="P35" xml:id="id146" draw:id="id146" draw:layer="layout" svg:width="2.528cm" svg:height="1.164cm" svg:x="14.372cm" svg:y="19.4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1.3cm" svg:y1="18.582cm" svg:x2="14.417cm" svg:y2="17.736cm" draw:start-shape="id141" draw:start-glue-point="3" draw:end-shape="id144" draw:end-glue-point="2" svg:d="M21300 18582l-6883-846" svg:viewBox="0 0 6884 847">
          <text:p text:style-name="P3"><text:span text:style-name="T15">-4.4</text:span></text:p>
        </draw:connector>
        <draw:connector draw:style-name="gr168" draw:text-style-name="P36" draw:layer="layout" draw:type="line" svg:x1="4cm" svg:y1="12.081cm" svg:x2="6.5cm" svg:y2="16.4cm" draw:start-shape="id139" draw:start-glue-point="1" draw:end-shape="id145" draw:end-glue-point="6" svg:d="M4000 12081l2500 4319" svg:viewBox="0 0 2501 4320">
          <text:p text:style-name="P3"><text:span text:style-name="T15">-2.1</text:span></text:p>
        </draw:connector>
        <draw:connector draw:style-name="gr107" draw:text-style-name="P39" draw:layer="layout" draw:type="line" svg:x1="15.636cm" svg:y1="19.4cm" svg:x2="14.417cm" svg:y2="17.736cm" draw:start-shape="id146" draw:start-glue-point="0" draw:end-shape="id144" draw:end-glue-point="2" svg:d="M15636 19400l-1219-1664" svg:viewBox="0 0 1220 1665">
          <text:p text:style-name="P3"><text:span text:style-name="T27">0.1</text:span></text:p>
        </draw:connector>
        <draw:connector draw:style-name="gr169" draw:text-style-name="P39" draw:layer="layout" draw:type="line" svg:x1="12.25cm" svg:y1="10.9cm" svg:x2="11.05cm" svg:y2="5.6cm" draw:start-shape="id142" draw:start-glue-point="4" draw:end-shape="id147" draw:end-glue-point="8" svg:d="M12250 10900l-1200-5300" svg:viewBox="0 0 1201 5301">
          <text:p text:style-name="P3"><text:span text:style-name="T27">1.0</text:span></text:p>
        </draw:connector>
        <draw:custom-shape draw:style-name="gr94" draw:text-style-name="P35" xml:id="id151" draw:id="id151" draw:layer="layout" svg:width="2.528cm" svg:height="1.164cm" svg:x="17.352cm" svg:y="11.019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50" draw:id="id150" draw:layer="layout" svg:width="2.528cm" svg:height="1.4cm" svg:x="23.924cm" svg:y="10.7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10" draw:text-style-name="P39" draw:layer="layout" draw:type="line" svg:x1="12.217cm" svg:y1="4.234cm" svg:x2="14.778cm" svg:y2="2.606cm" draw:start-shape="id147" draw:start-glue-point="11" draw:end-shape="id148" draw:end-glue-point="2" svg:d="M12217 4234l2561-1628" svg:viewBox="0 0 2562 1629">
          <text:p text:style-name="P3"><text:span text:style-name="T27">-0.9</text:span></text:p>
        </draw:connector>
        <draw:connector draw:style-name="gr109" draw:text-style-name="P36" draw:layer="layout" draw:type="line" svg:x1="12.7cm" svg:y1="4.8cm" svg:x2="19.672cm" svg:y2="4.2cm" draw:start-shape="id147" draw:start-glue-point="10" draw:end-shape="id140" draw:end-glue-point="3" svg:d="M12700 4800l6972-600" svg:viewBox="0 0 6973 601">
          <text:p text:style-name="P3"><text:span text:style-name="T15">2.3</text:span></text:p>
        </draw:connector>
        <draw:connector draw:style-name="gr109" draw:text-style-name="P36" draw:layer="layout" draw:type="line" svg:x1="12.7cm" svg:y1="4.8cm" svg:x2="22.172cm" svg:y2="7cm" draw:start-shape="id147" draw:start-glue-point="10" draw:end-shape="id149" draw:end-glue-point="3" svg:d="M12700 4800l9472 2200" svg:viewBox="0 0 9473 2201">
          <text:p text:style-name="P3"><text:span text:style-name="T15">3.1</text:span></text:p>
        </draw:connector>
        <draw:connector draw:style-name="gr112" draw:text-style-name="P36" draw:layer="layout" draw:type="line" svg:x1="23.924cm" svg:y1="11.4cm" svg:x2="19.88cm" svg:y2="11.601cm" draw:start-shape="id150" draw:start-glue-point="3" draw:end-shape="id151" draw:end-glue-point="1" svg:d="M23924 11400l-4044 201" svg:viewBox="0 0 4045 202">
          <text:p text:style-name="P3"><text:span text:style-name="T15">-13.2</text:span></text:p>
        </draw:connector>
        <draw:frame draw:style-name="gr16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75" draw:text-style-name="P36" draw:layer="layout" draw:type="line" svg:x1="22.564cm" svg:y1="18cm" svg:x2="25.188cm" svg:y2="12.1cm" draw:start-shape="id141" draw:start-glue-point="0" draw:end-shape="id150" draw:end-glue-point="2" svg:d="M22564 18000l2624-5900" svg:viewBox="0 0 2625 5901">
          <text:p text:style-name="P3"><text:span text:style-name="T15">5.2</text:span></text:p>
        </draw:connector>
        <draw:connector draw:style-name="gr75" draw:text-style-name="P36" draw:layer="layout" draw:type="line" svg:x1="13.6cm" svg:y1="15.8cm" svg:x2="9.8cm" svg:y2="16.4cm" draw:start-shape="id152" draw:start-glue-point="3" draw:end-shape="id145" draw:end-glue-point="10" svg:d="M13600 15800l-3800 600" svg:viewBox="0 0 3801 601">
          <text:p text:style-name="P3"><text:span text:style-name="T15">3.6</text:span></text:p>
        </draw:connector>
        <draw:connector draw:style-name="gr170" draw:text-style-name="P36" draw:layer="layout" draw:type="line" svg:x1="22.564cm" svg:y1="18cm" svg:x2="18.616cm" svg:y2="12.183cm" draw:start-shape="id141" draw:start-glue-point="0" draw:end-shape="id151" draw:end-glue-point="2" svg:d="M22564 18000l-3948-5817" svg:viewBox="0 0 3949 5818">
          <text:p text:style-name="P3"><text:span text:style-name="T15">5.4</text:span></text:p>
        </draw:connector>
        <draw:connector draw:style-name="gr168" draw:text-style-name="P36" draw:layer="layout" draw:type="line" svg:x1="4cm" svg:y1="12.081cm" svg:x2="15cm" svg:y2="15.2cm" draw:start-shape="id139" draw:start-glue-point="1" draw:end-shape="id152" draw:end-glue-point="0" svg:d="M4000 12081l11000 3119" svg:viewBox="0 0 11001 3120">
          <text:p text:style-name="P3"><text:span text:style-name="T15">-2.1</text:span></text:p>
        </draw:connector>
        <draw:custom-shape draw:style-name="gr94" draw:text-style-name="P35" xml:id="id153" draw:id="id153" draw:layer="layout" svg:width="2.528cm" svg:height="1.164cm" svg:x="2.5cm" svg:y="2.6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5.028cm" svg:y1="3.182cm" svg:x2="15cm" svg:y2="15.2cm" draw:start-shape="id153" draw:start-glue-point="1" draw:end-shape="id152" draw:end-glue-point="0" svg:d="M5028 3182l9972 12018" svg:viewBox="0 0 9973 12019">
          <text:p text:style-name="P3"><text:span text:style-name="T15">-2.9</text:span></text:p>
        </draw:connector>
        <draw:connector draw:style-name="gr75" draw:text-style-name="P36" draw:layer="layout" draw:type="line" svg:x1="21.3cm" svg:y1="18.582cm" svg:x2="16.4cm" svg:y2="15.8cm" draw:start-shape="id141" draw:start-glue-point="3" draw:end-shape="id152" draw:end-glue-point="1" svg:d="M21300 18582l-4900-2782" svg:viewBox="0 0 4901 2783">
          <text:p text:style-name="P3"><text:span text:style-name="T15">8.7</text:span></text:p>
        </draw:connector>
        <draw:connector draw:style-name="gr75" draw:text-style-name="P36" xml:id="id144" draw:id="id144" draw:layer="layout" draw:type="line" svg:x1="14.417cm" svg:y1="17.736cm" svg:x2="9.317cm" svg:y2="16.966cm" draw:end-shape="id145" draw:end-glue-point="9" svg:d="M14417 17736l-5100-770" svg:viewBox="0 0 5101 771">
          <text:p text:style-name="P3"><text:span text:style-name="T15">2.2</text:span></text:p>
        </draw:connector>
        <draw:connector draw:style-name="gr168" draw:text-style-name="P36" draw:layer="layout" draw:type="line" svg:x1="4cm" svg:y1="12.081cm" svg:x2="9.4cm" svg:y2="4.8cm" draw:start-shape="id139" draw:start-glue-point="1" draw:end-shape="id147" draw:end-glue-point="6" svg:d="M4000 12081l5400-7281" svg:viewBox="0 0 5401 7282">
          <text:p text:style-name="P3"><text:span text:style-name="T15">-4.5</text:span></text:p>
        </draw:connector>
        <draw:connector draw:style-name="gr170" draw:text-style-name="P36" draw:layer="layout" draw:type="line" svg:x1="21.3cm" svg:y1="18.582cm" svg:x2="12.217cm" svg:y2="5.366cm" draw:start-shape="id141" draw:start-glue-point="3" draw:end-shape="id147" draw:end-glue-point="9" svg:d="M21300 18582l-9083-13216" svg:viewBox="0 0 9084 13217">
          <text:p text:style-name="P3"><text:span text:style-name="T15">-4.4</text:span></text:p>
        </draw:connector>
        <draw:connector draw:style-name="gr113" draw:text-style-name="P36" draw:layer="layout" draw:type="line" svg:x1="18.616cm" svg:y1="11.019cm" svg:x2="23.436cm" svg:y2="7.6cm" draw:start-shape="id151" draw:start-glue-point="0" draw:end-shape="id149" draw:end-glue-point="2" svg:d="M18616 11019l4820-3419" svg:viewBox="0 0 4821 3420">
          <text:p text:style-name="P3"><text:span text:style-name="T15">19.9</text:span></text:p>
        </draw:connector>
        <draw:custom-shape draw:style-name="gr171" draw:text-style-name="P38" xml:id="id152" draw:id="id152" draw:layer="layout" svg:width="2.8cm" svg:height="1.2cm" svg:x="13.6cm" svg:y="15.2cm">
          <text:p text:style-name="P37"><text:span text:style-name="T25">Flower </text:span></text:p>
          <text:p text:style-name="P37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68" draw:text-style-name="P36" draw:layer="layout" draw:type="line" svg:x1="4cm" svg:y1="12.081cm" svg:x2="22.172cm" svg:y2="7cm" draw:start-shape="id139" draw:start-glue-point="1" draw:end-shape="id149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start-shape="id141" draw:start-glue-point="0" draw:end-shape="id149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start-shape="id143" draw:start-glue-point="1" draw:end-shape="id149" draw:end-glue-point="3" svg:d="M4029 7295l18143-295" svg:viewBox="0 0 18144 296">
          <text:p text:style-name="P3"><text:span text:style-name="T15">-3.2</text:span></text:p>
        </draw:connector>
        <draw:connector draw:style-name="gr113" draw:text-style-name="P36" draw:layer="layout" draw:type="line" svg:x1="18.616cm" svg:y1="11.019cm" svg:x2="20.936cm" svg:y2="4.8cm" draw:start-shape="id151" draw:start-glue-point="0" draw:end-shape="id140" draw:end-glue-point="2" svg:d="M18616 11019l2320-6219" svg:viewBox="0 0 2321 6220">
          <text:p text:style-name="P3"><text:span text:style-name="T15">5.6</text:span></text:p>
        </draw:connector>
        <draw:connector draw:style-name="gr172" draw:text-style-name="P36" draw:layer="layout" draw:type="line" svg:x1="18.616cm" svg:y1="11.019cm" svg:x2="14.778cm" svg:y2="2.606cm" draw:start-shape="id151" draw:start-glue-point="0" draw:end-shape="id148" draw:end-glue-point="2" svg:d="M18616 11019l-3838-8413" svg:viewBox="0 0 3839 8414">
          <text:p text:style-name="P3"><text:span text:style-name="T15">4.7</text:span></text:p>
        </draw:connector>
        <draw:connector draw:style-name="gr75" draw:text-style-name="P36" draw:layer="layout" draw:type="line" svg:x1="5.028cm" svg:y1="3.182cm" svg:x2="13.514cm" svg:y2="2.006cm" draw:start-shape="id153" draw:start-glue-point="1" draw:end-shape="id148" draw:end-glue-point="3" svg:d="M5028 3182l8486-1176" svg:viewBox="0 0 8487 1177">
          <text:p text:style-name="P3"><text:span text:style-name="T15">3.6</text:span></text:p>
        </draw:connector>
        <draw:connector draw:style-name="gr112" draw:text-style-name="P36" draw:layer="layout" draw:type="line" svg:x1="23.924cm" svg:y1="11.4cm" svg:x2="14.778cm" svg:y2="2.606cm" draw:start-shape="id150" draw:start-glue-point="3" draw:end-shape="id148" draw:end-glue-point="2" svg:d="M23924 11400l-9146-8794" svg:viewBox="0 0 9147 8795">
          <text:p text:style-name="P3"><text:span text:style-name="T15">2.9</text:span></text:p>
        </draw:connector>
        <draw:custom-shape draw:style-name="gr173" draw:text-style-name="P51" xml:id="id147" draw:id="id147" draw:layer="layout" svg:width="3.3cm" svg:height="1.6cm" svg:x="9.4cm" svg:y="4cm">
          <text:p text:style-name="P37"><text:span text:style-name="T33">Pollination</text:span></text:p>
          <text:p text:style-name="P37"><text:span text:style-name="T33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0" xml:id="id145" draw:id="id145" draw:layer="layout" svg:width="3.3cm" svg:height="1.6cm" svg:x="6.5cm" svg:y="15.6cm">
          <text:p text:style-name="P3"><text:span text:style-name="T32">Leafcutter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0" xml:id="id142" draw:id="id142" draw:layer="layout" svg:width="3.3cm" svg:height="1.6cm" svg:x="10.6cm" svg:y="10.9cm">
          <text:p text:style-name="P3"><text:span text:style-name="T32">Honey bee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4" draw:text-style-name="P36" draw:layer="layout" draw:type="line" svg:x1="8.15cm" svg:y1="15.6cm" svg:x2="11.05cm" svg:y2="5.6cm" draw:start-shape="id145" draw:start-glue-point="4" draw:end-shape="id147" draw:end-glue-point="8" svg:d="M8150 15600l2900-10000" svg:viewBox="0 0 2901 10001">
          <text:p text:style-name="P3"><text:span text:style-name="T15">3.2</text:span></text:p>
        </draw:connector>
        <draw:custom-shape draw:style-name="gr98" draw:text-style-name="P35" xml:id="id149" draw:id="id149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109" draw:text-style-name="P36" draw:layer="layout" draw:type="line" svg:x1="12.7cm" svg:y1="4.8cm" svg:x2="22.172cm" svg:y2="7cm" draw:end-shape="id154" draw:end-glue-point="3" svg:d="M12700 4800l9472 2200" svg:viewBox="0 0 9473 2201">
          <text:p text:style-name="P3"><text:span text:style-name="T15">3.1</text:span></text:p>
        </draw:connector>
        <draw:connector draw:style-name="gr113" draw:text-style-name="P36" draw:layer="layout" draw:type="line" svg:x1="18.616cm" svg:y1="11.019cm" svg:x2="23.436cm" svg:y2="7.6cm" draw:end-shape="id154" draw:end-glue-point="2" svg:d="M18616 11019l4820-3419" svg:viewBox="0 0 4821 3420">
          <text:p text:style-name="P3"><text:span text:style-name="T15">19.9</text:span></text:p>
        </draw:connector>
        <draw:connector draw:style-name="gr168" draw:text-style-name="P36" draw:layer="layout" draw:type="line" svg:x1="4cm" svg:y1="12.081cm" svg:x2="22.172cm" svg:y2="7cm" draw:end-shape="id154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end-shape="id154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end-shape="id154" draw:end-glue-point="3" svg:d="M4029 7295l18143-295" svg:viewBox="0 0 18144 296">
          <text:p text:style-name="P3"><text:span text:style-name="T15">-3.2</text:span></text:p>
        </draw:connector>
        <draw:connector draw:style-name="gr75" draw:text-style-name="P36" draw:layer="layout" draw:type="line" svg:x1="23.436cm" svg:y1="6.4cm" svg:x2="22.2cm" svg:y2="4.2cm" draw:start-shape="id154" draw:start-glue-point="0" draw:end-shape="id140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54" draw:id="id154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40" draw:id="id140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onnector draw:style-name="gr168" draw:text-style-name="P36" draw:layer="layout" draw:type="line" svg:x1="4cm" svg:y1="12.081cm" svg:x2="19.672cm" svg:y2="4.2cm" draw:end-shape="id155" draw:end-glue-point="3" svg:d="M4000 12081l15672-7881" svg:viewBox="0 0 15673 7882">
          <text:p text:style-name="P3"><text:span text:style-name="T15">-4.6</text:span></text:p>
        </draw:connector>
        <draw:connector draw:style-name="gr109" draw:text-style-name="P36" draw:layer="layout" draw:type="line" svg:x1="12.7cm" svg:y1="4.8cm" svg:x2="19.672cm" svg:y2="4.2cm" draw:end-shape="id155" draw:end-glue-point="3" svg:d="M12700 4800l6972-600" svg:viewBox="0 0 6973 601">
          <text:p text:style-name="P3"><text:span text:style-name="T15">2.3</text:span></text:p>
        </draw:connector>
        <draw:connector draw:style-name="gr113" draw:text-style-name="P36" draw:layer="layout" draw:type="line" svg:x1="18.616cm" svg:y1="11.019cm" svg:x2="20.936cm" svg:y2="4.8cm" draw:end-shape="id155" draw:end-glue-point="2" svg:d="M18616 11019l2320-6219" svg:viewBox="0 0 2321 6220">
          <text:p text:style-name="P3"><text:span text:style-name="T15">5.6</text:span></text:p>
        </draw:connector>
        <draw:connector draw:style-name="gr75" draw:text-style-name="P36" draw:layer="layout" draw:type="line" svg:x1="19.672cm" svg:y1="4.2cm" svg:x2="16.042cm" svg:y2="2.006cm" draw:start-shape="id155" draw:start-glue-point="3" draw:end-shape="id148" draw:end-glue-point="1" svg:d="M19672 4200l-3630-2194" svg:viewBox="0 0 3631 2195">
          <text:p text:style-name="P3"><text:span text:style-name="T15">-13.1</text:span></text:p>
        </draw:connector>
        <draw:connector draw:style-name="gr75" draw:text-style-name="P36" draw:layer="layout" draw:type="line" svg:x1="23.436cm" svg:y1="6.4cm" svg:x2="22.2cm" svg:y2="4.2cm" draw:end-shape="id155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55" draw:id="id155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48" draw:id="id148" draw:layer="layout" svg:width="2.528cm" svg:height="1.2cm" svg:x="13.514cm" svg:y="1.406cm">
          <text:p text:style-name="P3"><text:span text:style-name="T23">Seed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4.029cm" svg:y1="7.295cm" svg:x2="6.983cm" svg:y2="15.834cm" draw:start-shape="id143" draw:start-glue-point="1" draw:end-shape="id145" draw:end-glue-point="5" svg:d="M4029 7295l2954 8539" svg:viewBox="0 0 2955 8540">
          <text:p text:style-name="P3"><text:span text:style-name="T15">-11.4</text:span></text:p>
        </draw:connector>
        <draw:custom-shape draw:style-name="gr94" draw:text-style-name="P35" xml:id="id156" draw:id="id156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56" draw:start-glue-point="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21.3cm" svg:y1="18.582cm" svg:x2="14.417cm" svg:y2="17.736cm" draw:start-shape="id156" draw:start-glue-point="3" svg:d="M21300 18582l-6883-846" svg:viewBox="0 0 6884 84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5.188cm" svg:y2="12.1cm" draw:start-shape="id156" draw:start-glue-point="0" svg:d="M22564 18000l2624-5900" svg:viewBox="0 0 2625 5901">
          <text:p text:style-name="P3"><text:span text:style-name="T15">5.2</text:span></text:p>
        </draw:connector>
        <draw:connector draw:style-name="gr170" draw:text-style-name="P36" draw:layer="layout" draw:type="line" svg:x1="22.564cm" svg:y1="18cm" svg:x2="18.616cm" svg:y2="12.183cm" draw:start-shape="id156" draw:start-glue-point="0" svg:d="M22564 18000l-3948-5817" svg:viewBox="0 0 3949 5818">
          <text:p text:style-name="P3"><text:span text:style-name="T15">5.4</text:span></text:p>
        </draw:connector>
        <draw:connector draw:style-name="gr75" draw:text-style-name="P36" draw:layer="layout" draw:type="line" svg:x1="21.3cm" svg:y1="18.582cm" svg:x2="16.4cm" svg:y2="15.8cm" draw:start-shape="id156" draw:start-glue-point="3" svg:d="M21300 18582l-4900-2782" svg:viewBox="0 0 4901 2783">
          <text:p text:style-name="P3"><text:span text:style-name="T15">8.7</text:span></text:p>
        </draw:connector>
        <draw:connector draw:style-name="gr170" draw:text-style-name="P36" draw:layer="layout" draw:type="line" svg:x1="21.3cm" svg:y1="18.582cm" svg:x2="12.217cm" svg:y2="5.366cm" draw:start-shape="id156" draw:start-glue-point="3" svg:d="M21300 18582l-9083-13216" svg:viewBox="0 0 9084 1321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3.436cm" svg:y2="7.6cm" draw:start-shape="id156" draw:start-glue-point="0" svg:d="M22564 18000l872-10400" svg:viewBox="0 0 873 10401">
          <text:p text:style-name="P3"><text:span text:style-name="T15">-5.3</text:span></text:p>
        </draw:connector>
        <presentation:notes draw:style-name="dp2">
          <draw:page-thumbnail draw:style-name="gr39" draw:layer="layout" svg:width="18.624cm" svg:height="10.476cm" svg:x="1.482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onnector draw:style-name="gr175" draw:text-style-name="P42" draw:layer="layout" draw:type="line" svg:x1="5.028cm" svg:y1="3.182cm" svg:x2="15cm" svg:y2="15.2cm" draw:start-shape="id157" draw:start-glue-point="1" draw:end-shape="id158" draw:end-glue-point="0" svg:d="M5028 3182l9972 12018" svg:viewBox="0 0 9973 12019">
          <text:p/>
        </draw:connector>
        <draw:connector draw:style-name="gr176" draw:text-style-name="P42" draw:layer="layout" draw:type="line" svg:x1="22.578cm" svg:y1="18.114cm" svg:x2="25.536cm" svg:y2="7.4cm" draw:start-shape="id159" draw:start-glue-point="0" draw:end-shape="id160" draw:end-glue-point="2" svg:d="M22578 18114l2958-10714" svg:viewBox="0 0 2959 10715">
          <text:p/>
        </draw:connector>
        <draw:custom-shape draw:style-name="gr115" draw:text-style-name="P41" xml:id="id163" draw:id="id163" draw:layer="layout" svg:width="2.528cm" svg:height="1.4cm" svg:x="1.472cm" svg:y="11.963cm">
          <text:p text:style-name="P3"><text:span text:style-name="T29">Bay</text:span></text:p>
          <text:p text:style-name="P3"><text:span text:style-name="T29">Center</text:span></text:p>
          <draw:enhanced-geometry svg:viewBox="0 0 21600 21600" draw:type="rectangle" draw:enhanced-path="M 0 0 L 21600 0 21600 21600 0 21600 0 0 Z N"/>
        </draw:custom-shape>
        <draw:connector draw:style-name="gr177" draw:text-style-name="P42" draw:layer="layout" draw:type="line" svg:x1="4.029cm" svg:y1="6.9cm" svg:x2="12.3cm" svg:y2="11.3cm" draw:start-shape="id161" draw:start-glue-point="1" draw:end-shape="id162" draw:end-glue-point="3" svg:d="M4029 6900l8271 4400" svg:viewBox="0 0 8272 4401">
          <text:p/>
        </draw:connector>
        <draw:connector draw:style-name="gr178" draw:text-style-name="P42" draw:layer="layout" draw:type="line" svg:x1="4cm" svg:y1="12.663cm" svg:x2="12.3cm" svg:y2="11.3cm" draw:start-shape="id163" draw:start-glue-point="1" draw:end-shape="id162" svg:d="M4000 12663l8300-1363" svg:viewBox="0 0 8301 1364">
          <text:p/>
        </draw:connector>
        <draw:custom-shape draw:style-name="gr179" draw:text-style-name="P41" xml:id="id166" draw:id="id166" draw:layer="layout" svg:width="2.528cm" svg:height="1.564cm" svg:x="14.372cm" svg:y="18.8cm">
          <text:p text:style-name="P3"><text:span text:style-name="T29">Tent</text:span></text:p>
          <text:p text:style-name="P3"><text:span text:style-name="T29">Stocking</text:span></text:p>
          <draw:enhanced-geometry svg:viewBox="0 0 21600 21600" draw:type="rectangle" draw:enhanced-path="M 0 0 L 21600 0 21600 21600 0 21600 0 0 Z N"/>
        </draw:custom-shape>
        <draw:connector draw:style-name="gr180" draw:text-style-name="P42" draw:layer="layout" draw:type="line" svg:x1="21.078cm" svg:y1="18.846cm" svg:x2="14.417cm" svg:y2="17.736cm" draw:start-shape="id159" draw:start-glue-point="3" draw:end-shape="id164" draw:end-glue-point="2" svg:d="M21078 18846l-6661-1110" svg:viewBox="0 0 6662 1111">
          <text:p/>
        </draw:connector>
        <draw:connector draw:style-name="gr125" draw:text-style-name="P42" draw:layer="layout" draw:type="line" svg:x1="4cm" svg:y1="12.663cm" svg:x2="7.1cm" svg:y2="16.2cm" draw:start-shape="id163" draw:start-glue-point="1" draw:end-shape="id165" draw:end-glue-point="3" svg:d="M4000 12663l3100 3537" svg:viewBox="0 0 3101 3538">
          <text:p/>
        </draw:connector>
        <draw:connector draw:style-name="gr153" draw:text-style-name="P45" draw:layer="layout" draw:type="line" svg:x1="15.636cm" svg:y1="18.8cm" svg:x2="14.417cm" svg:y2="17.736cm" draw:start-shape="id166" draw:start-glue-point="0" draw:end-shape="id164" draw:end-glue-point="2" svg:d="M15636 18800l-1219-1064" svg:viewBox="0 0 1220 1065">
          <text:p/>
        </draw:connector>
        <draw:connector draw:style-name="gr131" draw:text-style-name="P45" draw:layer="layout" draw:type="line" svg:x1="13.95cm" svg:y1="10.4cm" svg:x2="10.75cm" svg:y2="5.1cm" draw:start-shape="id162" draw:start-glue-point="0" draw:end-shape="id167" draw:end-glue-point="2" svg:d="M13950 10400l-3200-5300" svg:viewBox="0 0 3201 5301">
          <text:p/>
        </draw:connector>
        <draw:custom-shape draw:style-name="gr115" draw:text-style-name="P41" xml:id="id169" draw:id="id169" draw:layer="layout" svg:width="2.528cm" svg:height="1.4cm" svg:x="24.324cm" svg:y="11.6cm">
          <text:p text:style-name="P3"><text:span text:style-name="T29">Plant </text:span></text:p>
          <text:p text:style-name="P3"><text:span text:style-name="T29">density</text:span></text:p>
          <draw:enhanced-geometry svg:viewBox="0 0 21600 21600" draw:type="rectangle" draw:enhanced-path="M 0 0 L 21600 0 21600 21600 0 21600 0 0 Z N"/>
        </draw:custom-shape>
        <draw:connector draw:style-name="gr181" draw:text-style-name="P45" draw:layer="layout" draw:type="line" svg:x1="12.4cm" svg:y1="4.2cm" svg:x2="14.89cm" svg:y2="2.32cm" draw:start-shape="id167" draw:start-glue-point="1" draw:end-shape="id168" draw:end-glue-point="2" svg:d="M12400 4200l2490-1880" svg:viewBox="0 0 2491 1881">
          <text:p/>
        </draw:connector>
        <draw:connector draw:style-name="gr182" draw:text-style-name="P42" draw:layer="layout" draw:type="line" svg:x1="24.324cm" svg:y1="12.3cm" svg:x2="20.1cm" svg:y2="11.601cm" draw:start-shape="id169" draw:start-glue-point="3" draw:end-shape="id170" draw:end-glue-point="1" svg:d="M24324 12300l-4224-699" svg:viewBox="0 0 4225 700">
          <text:p/>
        </draw:connector>
        <draw:connector draw:style-name="gr183" draw:text-style-name="P42" draw:layer="layout" draw:type="line" svg:x1="22.578cm" svg:y1="18.114cm" svg:x2="25.588cm" svg:y2="13cm" draw:start-shape="id159" draw:start-glue-point="0" draw:end-shape="id169" draw:end-glue-point="2" svg:d="M22578 18114l3010-5114" svg:viewBox="0 0 3011 5115">
          <text:p/>
        </draw:connector>
        <draw:connector draw:style-name="gr184" draw:text-style-name="P42" draw:layer="layout" draw:type="line" svg:x1="13.6cm" svg:y1="15.95cm" svg:x2="10.4cm" svg:y2="16.2cm" draw:start-shape="id158" draw:start-glue-point="3" draw:end-shape="id165" draw:end-glue-point="1" svg:d="M13600 15950l-3200 250" svg:viewBox="0 0 3201 251">
          <text:p/>
        </draw:connector>
        <draw:connector draw:style-name="gr185" draw:text-style-name="P42" draw:layer="layout" draw:type="line" svg:x1="22.578cm" svg:y1="18.114cm" svg:x2="18.65cm" svg:y2="12.183cm" draw:start-shape="id159" draw:start-glue-point="0" draw:end-shape="id170" draw:end-glue-point="2" svg:d="M22578 18114l-3928-5931" svg:viewBox="0 0 3929 5932">
          <text:p/>
        </draw:connector>
        <draw:connector draw:style-name="gr125" draw:text-style-name="P42" draw:layer="layout" draw:type="line" svg:x1="4cm" svg:y1="12.663cm" svg:x2="15cm" svg:y2="15.2cm" draw:start-shape="id163" draw:start-glue-point="1" draw:end-shape="id158" draw:end-glue-point="0" svg:d="M4000 12663l11000 2537" svg:viewBox="0 0 11001 2538">
          <text:p/>
        </draw:connector>
        <draw:custom-shape draw:style-name="gr94" draw:text-style-name="P41" xml:id="id157" draw:id="id157" draw:layer="layout" svg:width="2.528cm" svg:height="1.164cm" svg:x="2.5cm" svg:y="2.6cm">
          <text:p text:style-name="P3"><text:span text:style-name="T29">Year</text:span></text:p>
          <draw:enhanced-geometry svg:viewBox="0 0 21600 21600" draw:type="rectangle" draw:enhanced-path="M 0 0 L 21600 0 21600 21600 0 21600 0 0 Z N"/>
        </draw:custom-shape>
        <draw:connector draw:style-name="gr186" draw:text-style-name="P42" draw:layer="layout" draw:type="line" svg:x1="21.078cm" svg:y1="18.846cm" svg:x2="16.4cm" svg:y2="15.95cm" draw:start-shape="id159" draw:start-glue-point="3" draw:end-shape="id158" draw:end-glue-point="1" svg:d="M21078 18846l-4678-2896" svg:viewBox="0 0 4679 2897">
          <text:p/>
        </draw:connector>
        <draw:connector draw:style-name="gr103" draw:text-style-name="P42" xml:id="id164" draw:id="id164" draw:layer="layout" draw:type="line" svg:x1="14.417cm" svg:y1="17.736cm" svg:x2="10.4cm" svg:y2="16.2cm" draw:end-shape="id165" draw:end-glue-point="1" svg:d="M14417 17736l-4017-1536" svg:viewBox="0 0 4018 1537">
          <text:p/>
        </draw:connector>
        <draw:connector draw:style-name="gr180" draw:text-style-name="P42" draw:layer="layout" draw:type="line" svg:x1="4cm" svg:y1="12.663cm" svg:x2="9.1cm" svg:y2="4.2cm" draw:start-shape="id163" draw:start-glue-point="1" draw:end-shape="id167" draw:end-glue-point="3" svg:d="M4000 12663l5100-8463" svg:viewBox="0 0 5101 8464">
          <text:p/>
        </draw:connector>
        <draw:connector draw:style-name="gr187" draw:text-style-name="P42" draw:layer="layout" draw:type="line" svg:x1="18.65cm" svg:y1="11.019cm" svg:x2="25.536cm" svg:y2="7.4cm" draw:start-shape="id170" draw:start-glue-point="0" draw:end-shape="id160" draw:end-glue-point="2" svg:d="M18650 11019l6886-3619" svg:viewBox="0 0 6887 3620">
          <text:p/>
        </draw:connector>
        <draw:custom-shape draw:style-name="gr188" draw:text-style-name="P44" xml:id="id158" draw:id="id158" draw:layer="layout" svg:width="2.8cm" svg:height="1.5cm" svg:x="13.6cm" svg:y="15.2cm">
          <text:p text:style-name="P37"><text:span text:style-name="T30">Flower </text:span></text:p>
          <text:p text:style-name="P37"><text:span text:style-name="T30">Density</text:span></text:p>
          <draw:enhanced-geometry svg:viewBox="0 0 21600 21600" draw:type="rectangle" draw:enhanced-path="M 0 0 L 21600 0 21600 21600 0 21600 0 0 Z N"/>
        </draw:custom-shape>
        <draw:connector draw:style-name="gr189" draw:text-style-name="P42" draw:layer="layout" draw:type="line" svg:x1="18.65cm" svg:y1="11.019cm" svg:x2="22.199cm" svg:y2="2.913cm" draw:start-shape="id170" draw:start-glue-point="0" draw:end-shape="id171" draw:end-glue-point="2" svg:d="M18650 11019l3549-8106" svg:viewBox="0 0 3550 8107">
          <text:p/>
        </draw:connector>
        <draw:connector draw:style-name="gr190" draw:text-style-name="P42" draw:layer="layout" draw:type="line" svg:x1="18.65cm" svg:y1="11.019cm" svg:x2="14.89cm" svg:y2="2.32cm" draw:start-shape="id170" draw:start-glue-point="0" draw:end-shape="id168" draw:end-glue-point="2" svg:d="M18650 11019l-3760-8699" svg:viewBox="0 0 3761 8700">
          <text:p/>
        </draw:connector>
        <draw:connector draw:style-name="gr184" draw:text-style-name="P42" draw:layer="layout" draw:type="line" svg:x1="5.028cm" svg:y1="3.182cm" svg:x2="13.5cm" svg:y2="1.66cm" draw:start-shape="id157" draw:start-glue-point="1" draw:end-shape="id168" draw:end-glue-point="3" svg:d="M5028 3182l8472-1522" svg:viewBox="0 0 8473 1523">
          <text:p/>
        </draw:connector>
        <draw:connector draw:style-name="gr191" draw:text-style-name="P42" draw:layer="layout" draw:type="line" svg:x1="25.588cm" svg:y1="11.6cm" svg:x2="14.89cm" svg:y2="2.32cm" draw:start-shape="id169" draw:start-glue-point="0" draw:end-shape="id168" draw:end-glue-point="2" svg:d="M25588 11600l-10698-9280" svg:viewBox="0 0 10699 9281">
          <text:p/>
        </draw:connector>
        <draw:connector draw:style-name="gr192" draw:text-style-name="P42" draw:layer="layout" draw:type="line" svg:x1="8.75cm" svg:y1="15.3cm" svg:x2="10.75cm" svg:y2="5.1cm" draw:start-shape="id165" draw:start-glue-point="0" draw:end-shape="id167" draw:end-glue-point="2" svg:d="M8750 15300l2000-10200" svg:viewBox="0 0 2001 10201">
          <text:p/>
        </draw:connector>
        <draw:connector draw:style-name="gr191" draw:text-style-name="P42" draw:layer="layout" draw:type="line" svg:x1="12.4cm" svg:y1="4.2cm" svg:x2="24.232cm" svg:y2="6.693cm" draw:start-shape="id167" draw:start-glue-point="1" draw:end-shape="id160" draw:end-glue-point="3" svg:d="M12400 4200l11832 2493" svg:viewBox="0 0 11833 2494">
          <text:p/>
        </draw:connector>
        <draw:connector draw:style-name="gr193" draw:text-style-name="P42" draw:layer="layout" draw:type="line" svg:x1="4cm" svg:y1="12.663cm" svg:x2="24.232cm" svg:y2="6.693cm" draw:start-shape="id163" draw:start-glue-point="1" draw:end-shape="id160" draw:end-glue-point="3" svg:d="M4000 12663l20232-5970" svg:viewBox="0 0 20233 5971">
          <text:p/>
        </draw:connector>
        <draw:connector draw:style-name="gr194" draw:text-style-name="P42" draw:layer="layout" draw:type="line" svg:x1="4.029cm" svg:y1="6.9cm" svg:x2="24.232cm" svg:y2="6.693cm" draw:start-shape="id161" draw:start-glue-point="1" draw:end-shape="id160" draw:end-glue-point="3" svg:d="M4029 6900l20203-207" svg:viewBox="0 0 20204 208">
          <text:p/>
        </draw:connector>
        <draw:connector draw:style-name="gr195" draw:text-style-name="P42" draw:layer="layout" draw:type="line" svg:x1="25.536cm" svg:y1="5.987cm" svg:x2="22.199cm" svg:y2="2.913cm" draw:start-shape="id160" draw:start-glue-point="0" draw:end-shape="id171" draw:end-glue-point="2" svg:d="M25536 5987l-3337-3074" svg:viewBox="0 0 3338 3075">
          <text:p/>
        </draw:connector>
        <draw:custom-shape draw:style-name="gr196" draw:text-style-name="P41" xml:id="id160" draw:id="id160" draw:layer="layout" svg:width="2.608cm" svg:height="1.413cm" svg:x="24.232cm" svg:y="5.987cm">
          <text:p text:style-name="P3"><text:span text:style-name="T29">Pod </text:span></text:p>
          <text:p text:style-name="P3"><text:span text:style-name="T29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42" draw:layer="layout" draw:type="line" svg:x1="4cm" svg:y1="12.663cm" svg:x2="20.895cm" svg:y2="2.206cm" draw:start-shape="id163" draw:start-glue-point="1" draw:end-shape="id171" draw:end-glue-point="3" svg:d="M4000 12663l16895-10457" svg:viewBox="0 0 16896 10458">
          <text:p text:style-name="P3"><text:span text:style-name="T34"/></text:p>
          <text:p text:style-name="P3"><text:span text:style-name="T34"/></text:p>
        </draw:connector>
        <draw:connector draw:style-name="gr182" draw:text-style-name="P42" draw:layer="layout" draw:type="line" svg:x1="20.895cm" svg:y1="2.206cm" svg:x2="16.28cm" svg:y2="1.66cm" draw:start-shape="id171" draw:start-glue-point="3" draw:end-shape="id168" draw:end-glue-point="1" svg:d="M20895 2206l-4615-546" svg:viewBox="0 0 4616 547">
          <text:p/>
        </draw:connector>
        <draw:custom-shape draw:style-name="gr196" draw:text-style-name="P41" xml:id="id171" draw:id="id171" draw:layer="layout" svg:width="2.608cm" svg:height="1.413cm" svg:x="20.895cm" svg:y="1.5cm">
          <text:p text:style-name="P3"><text:span text:style-name="T29">Seeds </text:span></text:p>
          <text:p text:style-name="P3"><text:span text:style-name="T29">per pod</text:span></text:p>
          <draw:enhanced-geometry svg:viewBox="0 0 21600 21600" draw:type="rectangle" draw:enhanced-path="M 0 0 L 21600 0 21600 21600 0 21600 0 0 Z N"/>
        </draw:custom-shape>
        <draw:custom-shape draw:style-name="gr198" draw:text-style-name="P41" xml:id="id168" draw:id="id168" draw:layer="layout" svg:width="2.78cm" svg:height="1.32cm" svg:x="13.5cm" svg:y="1cm">
          <text:p text:style-name="P3"><text:span text:style-name="T29">Seed size</text:span></text:p>
          <draw:enhanced-geometry svg:viewBox="0 0 21600 21600" draw:type="rectangle" draw:enhanced-path="M 0 0 L 21600 0 21600 21600 0 21600 0 0 Z N"/>
        </draw:custom-shape>
        <draw:connector draw:style-name="gr182" draw:text-style-name="P42" draw:layer="layout" draw:type="line" svg:x1="2.664cm" svg:y1="7.6cm" svg:x2="7.1cm" svg:y2="16.2cm" draw:start-shape="id161" draw:start-glue-point="2" draw:end-shape="id165" svg:d="M2664 7600l4436 8600" svg:viewBox="0 0 4437 8601">
          <text:p/>
        </draw:connector>
        <draw:connector draw:style-name="gr199" draw:text-style-name="P42" draw:layer="layout" draw:type="line" svg:x1="22.578cm" svg:y1="18.114cm" svg:x2="13.95cm" svg:y2="12.2cm" draw:start-shape="id159" draw:start-glue-point="0" draw:end-shape="id162" draw:end-glue-point="2" svg:d="M22578 18114l-8628-5914" svg:viewBox="0 0 8629 5915">
          <text:p/>
        </draw:connector>
        <draw:connector draw:style-name="gr200" draw:text-style-name="P42" draw:layer="layout" draw:type="line" svg:x1="21.078cm" svg:y1="18.846cm" svg:x2="10.75cm" svg:y2="5.1cm" draw:start-shape="id159" draw:start-glue-point="3" draw:end-shape="id167" draw:end-glue-point="2" svg:d="M21078 18846l-10328-13746" svg:viewBox="0 0 10329 13747">
          <text:p/>
        </draw:connector>
        <draw:connector draw:style-name="gr103" draw:text-style-name="P42" draw:layer="layout" draw:type="line" svg:x1="12.4cm" svg:y1="4.2cm" svg:x2="20.895cm" svg:y2="2.206cm" draw:start-shape="id167" draw:start-glue-point="1" draw:end-shape="id171" draw:end-glue-point="3" svg:d="M12400 4200l8495-1994" svg:viewBox="0 0 8496 1995">
          <text:p/>
        </draw:connector>
        <draw:custom-shape draw:style-name="gr201" draw:text-style-name="P41" xml:id="id170" draw:id="id170" draw:layer="layout" svg:width="2.9cm" svg:height="1.164cm" svg:x="17.2cm" svg:y="11.019cm">
          <text:p text:style-name="P3"><text:span text:style-name="T29">Plant size</text:span></text:p>
          <draw:enhanced-geometry svg:viewBox="0 0 21600 21600" draw:type="rectangle" draw:enhanced-path="M 0 0 L 21600 0 21600 21600 0 21600 0 0 Z N"/>
        </draw:custom-shape>
        <draw:custom-shape draw:style-name="gr202" draw:text-style-name="P41" xml:id="id161" draw:id="id161" draw:layer="layout" svg:width="2.729cm" svg:height="1.4cm" svg:x="1.3cm" svg:y="6.2cm">
          <text:p text:style-name="P3"><text:span text:style-name="T29">Distance</text:span></text:p>
          <text:p text:style-name="P3"><text:span text:style-name="T29">from tent</text:span></text:p>
          <draw:enhanced-geometry svg:viewBox="0 0 21600 21600" draw:type="rectangle" draw:enhanced-path="M 0 0 L 21600 0 21600 21600 0 21600 0 0 Z N"/>
        </draw:custom-shape>
        <draw:custom-shape draw:style-name="gr203" draw:text-style-name="P41" xml:id="id159" draw:id="id159" draw:layer="layout" svg:width="3cm" svg:height="1.464cm" svg:x="21.078cm" svg:y="18.114cm">
          <text:p text:style-name="P3"><text:span text:style-name="T29">Distance</text:span></text:p>
          <text:p text:style-name="P3"><text:span text:style-name="T29">from Edge</text:span></text:p>
          <draw:enhanced-geometry svg:viewBox="0 0 21600 21600" draw:type="rectangle" draw:enhanced-path="M 0 0 L 21600 0 21600 21600 0 21600 0 0 Z N"/>
        </draw:custom-shape>
        <draw:custom-shape draw:style-name="gr204" draw:text-style-name="P44" xml:id="id162" draw:id="id162" draw:layer="layout" svg:width="3.3cm" svg:height="1.8cm" svg:x="12.3cm" svg:y="10.4cm">
          <text:p text:style-name="P37"><text:span text:style-name="T30">Honey bee</text:span></text:p>
          <text:p text:style-name="P37"><text:span text:style-name="T30">Visit rate</text:span></text:p>
          <draw:enhanced-geometry svg:viewBox="0 0 21600 21600" draw:type="rectangle" draw:enhanced-path="M 0 0 L 21600 0 21600 21600 0 21600 0 0 Z N"/>
        </draw:custom-shape>
        <draw:custom-shape draw:style-name="gr205" draw:text-style-name="P44" xml:id="id165" draw:id="id165" draw:layer="layout" svg:width="3.3cm" svg:height="1.8cm" svg:x="7.1cm" svg:y="15.3cm">
          <text:p text:style-name="P37"><text:span text:style-name="T30">Leafcutter</text:span></text:p>
          <text:p text:style-name="P37"><text:span text:style-name="T30">Visit rate</text:span></text:p>
          <draw:enhanced-geometry svg:viewBox="0 0 21600 21600" draw:type="rectangle" draw:enhanced-path="M 0 0 L 21600 0 21600 21600 0 21600 0 0 Z N"/>
        </draw:custom-shape>
        <draw:custom-shape draw:style-name="gr206" draw:text-style-name="P44" xml:id="id167" draw:id="id167" draw:layer="layout" svg:width="3.3cm" svg:height="1.8cm" svg:x="9.1cm" svg:y="3.3cm">
          <text:p text:style-name="P37"><text:span text:style-name="T30">Pollen</text:span></text:p>
          <text:p text:style-name="P37"><text:span text:style-name="T30">Cou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9-01-16T17:35:01.050000000</dc:date>
    <dc:creator>Samuel Robinson</dc:creator>
    <meta:editing-duration>P2DT17H1M42S</meta:editing-duration>
    <meta:editing-cycles>66</meta:editing-cycles>
    <meta:generator>LibreOffice/6.1.3.2$Windows_X86_64 LibreOffice_project/86daf60bf00efa86ad547e59e09d6bb77c699acb</meta:generator>
    <meta:document-statistic meta:object-count="606"/>
  </office:meta>
</office:document-meta>
</file>